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925in" table:align="margins" style:writing-mode="lr-tb"/>
    </style:style>
    <style:style style:name="Table10.A" style:family="table-column">
      <style:table-column-properties style:column-width="1.0236in" style:rel-column-width="9686*"/>
    </style:style>
    <style:style style:name="Table10.B" style:family="table-column">
      <style:table-column-properties style:column-width="0.7479in" style:rel-column-width="7077*"/>
    </style:style>
    <style:style style:name="Table10.C" style:family="table-column">
      <style:table-column-properties style:column-width="5.1535in" style:rel-column-width="48772*"/>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0.6" style:family="table-row">
      <style:table-row-properties style:keep-together="false" fo:keep-together="always"/>
    </style:style>
    <style:style style:name="Table8" style:family="table">
      <style:table-properties table:align="margins" fo:keep-with-next="always" style:writing-mode="lr-tb"/>
    </style:style>
    <style:style style:name="Table8.A" style:family="table-column">
      <style:table-column-properties style:rel-column-width="11027*"/>
    </style:style>
    <style:style style:name="Table8.B" style:family="table-column">
      <style:table-column-properties style:rel-column-width="5450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fo:keep-with-next="always" style:writing-mode="lr-tb"/>
    </style:style>
    <style:style style:name="Table11.A" style:family="table-column">
      <style:table-column-properties style:column-width="0.6924in" style:rel-column-width="6552*"/>
    </style:style>
    <style:style style:name="Table11.B" style:family="table-column">
      <style:table-column-properties style:column-width="0.6924in" style:rel-column-width="6554*"/>
    </style:style>
    <style:style style:name="Table11.D" style:family="table-column">
      <style:table-column-properties style:column-width="0.6924in" style:rel-column-width="6553*"/>
    </style:style>
    <style:style style:name="Table11.I" style:family="table-column">
      <style:table-column-properties style:column-width="0.6924in" style:rel-column-width="6555*"/>
    </style:style>
    <style:style style:name="Table11.A1" style:family="table-cell">
      <style:table-cell-properties fo:padding="0.0382in" fo:border-left="0.0007in solid #000000" fo:border-right="none" fo:border-top="0.0007in solid #000000" fo:border-bottom="0.0007in solid #000000"/>
    </style:style>
    <style:style style:name="Table11.J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J2" style:family="table-cell">
      <style:table-cell-properties fo:padding="0.0382in" fo:border-left="0.0007in solid #000000" fo:border-right="0.0007in solid #000000" fo:border-top="none" fo:border-bottom="0.0007in solid #000000"/>
    </style:style>
    <style:style style:name="Table11.B3" style:family="table-cell" style:data-style-name="N0">
      <style:table-cell-properties fo:padding="0.0382in" fo:border-left="0.0007in solid #000000" fo:border-right="none" fo:border-top="none" fo:border-bottom="0.0007in solid #000000"/>
    </style:style>
    <style:style style:name="Table2" style:family="table">
      <style:table-properties style:width="6.925in" table:align="margins" fo:keep-with-next="always" style:writing-mode="lr-tb"/>
    </style:style>
    <style:style style:name="Table2.A" style:family="table-column">
      <style:table-column-properties style:column-width="1.1813in" style:rel-column-width="11178*"/>
    </style:style>
    <style:style style:name="Table2.B" style:family="table-column">
      <style:table-column-properties style:column-width="1.0389in" style:rel-column-width="9831*"/>
    </style:style>
    <style:style style:name="Table2.C" style:family="table-column">
      <style:table-column-properties style:column-width="1.0236in" style:rel-column-width="9686*"/>
    </style:style>
    <style:style style:name="Table2.D" style:family="table-column">
      <style:table-column-properties style:column-width="2.0556in" style:rel-column-width="19452*"/>
    </style:style>
    <style:style style:name="Table2.E" style:family="table-column">
      <style:table-column-properties style:column-width="1.6257in" style:rel-column-width="15388*"/>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1.2111in" style:rel-column-width="11461*"/>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8736in" style:rel-column-width="8267*"/>
    </style:style>
    <style:style style:name="Table3.F" style:family="table-column">
      <style:table-column-properties style:column-width="1.3563in" style:rel-column-width="12834*"/>
    </style:style>
    <style:style style:name="Table3.G" style:family="table-column">
      <style:table-column-properties style:column-width="1.7083in" style:rel-column-width="16164*"/>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2111in" style:rel-column-width="11461*"/>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8736in" style:rel-column-width="8267*"/>
    </style:style>
    <style:style style:name="Table4.F" style:family="table-column">
      <style:table-column-properties style:column-width="1.3563in" style:rel-column-width="12834*"/>
    </style:style>
    <style:style style:name="Table4.G" style:family="table-column">
      <style:table-column-properties style:column-width="1.7083in" style:rel-column-width="16164*"/>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1in" style:rel-column-width="11461*"/>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8736in" style:rel-column-width="8267*"/>
    </style:style>
    <style:style style:name="Table5.F" style:family="table-column">
      <style:table-column-properties style:column-width="1.3563in" style:rel-column-width="12834*"/>
    </style:style>
    <style:style style:name="Table5.G" style:family="table-column">
      <style:table-column-properties style:column-width="1.7083in" style:rel-column-width="16164*"/>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1in" style:rel-column-width="11461*"/>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8736in" style:rel-column-width="8267*"/>
    </style:style>
    <style:style style:name="Table6.F" style:family="table-column">
      <style:table-column-properties style:column-width="1.3563in" style:rel-column-width="12834*"/>
    </style:style>
    <style:style style:name="Table6.G" style:family="table-column">
      <style:table-column-properties style:column-width="1.7083in" style:rel-column-width="16164*"/>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2111in" style:rel-column-width="11461*"/>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8736in" style:rel-column-width="8267*"/>
    </style:style>
    <style:style style:name="Table7.F" style:family="table-column">
      <style:table-column-properties style:column-width="1.3563in" style:rel-column-width="12834*"/>
    </style:style>
    <style:style style:name="Table7.G" style:family="table-column">
      <style:table-column-properties style:column-width="1.7083in" style:rel-column-width="16164*"/>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2118in" style:rel-column-width="11467*"/>
    </style:style>
    <style:style style:name="Table12.B" style:family="table-column">
      <style:table-column-properties style:column-width="0.6in" style:rel-column-width="5678*"/>
    </style:style>
    <style:style style:name="Table12.C" style:family="table-column">
      <style:table-column-properties style:column-width="0.5792in" style:rel-column-width="5480*"/>
    </style:style>
    <style:style style:name="Table12.D" style:family="table-column">
      <style:table-column-properties style:column-width="0.5972in" style:rel-column-width="5651*"/>
    </style:style>
    <style:style style:name="Table12.E" style:family="table-column">
      <style:table-column-properties style:column-width="0.9868in" style:rel-column-width="9338*"/>
    </style:style>
    <style:style style:name="Table12.F" style:family="table-column">
      <style:table-column-properties style:column-width="1.2431in" style:rel-column-width="11763*"/>
    </style:style>
    <style:style style:name="Table12.G" style:family="table-column">
      <style:table-column-properties style:column-width="1.7076in" style:rel-column-width="16158*"/>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true" style:writing-mode="lr-tb"/>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break-before="page"/>
    </style:style>
    <style:style style:name="P2" style:family="paragraph" style:parent-style-name="Standard" style:list-style-name="L1"/>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paragraph-properties fo:margin-left="0.5in" fo:margin-right="0in" fo:text-indent="0in" style:auto-text-indent="false"/>
    </style:style>
    <style:style style:name="P1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Heading">
      <style:paragraph-properties fo:text-align="center" style:justify-single-word="false"/>
    </style:style>
    <style:style style:name="P22" style:family="paragraph" style:parent-style-name="Standard">
      <style:paragraph-properties fo:background-color="transparent">
        <style:background-image/>
      </style:paragraph-properties>
    </style:style>
    <style:style style:name="P23" style:family="paragraph" style:parent-style-name="Contents_20_2">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5">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Contents_20_1">
      <style:paragraph-properties>
        <style:tab-stops>
          <style:tab-stop style:position="6.9252in" style:type="right" style:leader-style="dotted" style:leader-text="."/>
        </style:tab-stops>
      </style:paragraph-properties>
    </style:style>
    <style:style style:name="P2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Standard" style:list-style-name="L12"/>
    <style:style style:name="P42" style:family="paragraph" style:parent-style-name="Standard" style:list-style-name="L1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list-style-name="L13"/>
    <style:style style:name="P44" style:family="paragraph" style:parent-style-name="Standard" style:list-style-name="L14"/>
    <style:style style:name="P45" style:family="paragraph" style:parent-style-name="Standard" style:list-style-name="L15"/>
    <style:style style:name="P46" style:family="paragraph" style:parent-style-name="Standard" style:list-style-name="L16"/>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master-page-name="First_20_Page">
      <style:paragraph-properties style:page-number="auto"/>
    </style:style>
    <style:style style:name="P58" style:family="paragraph" style:parent-style-name="Standard">
      <style:paragraph-properties fo:break-before="page"/>
    </style:style>
    <style:style style:name="P59" style:family="paragraph" style:parent-style-name="Footer">
      <style:paragraph-properties>
        <style:tab-stops>
          <style:tab-stop style:position="3in" style:type="center"/>
          <style:tab-stop style:position="6.5in" style:type="right"/>
        </style:tab-stops>
      </style:paragraph-properties>
    </style:style>
    <style:style style:name="P60" style:family="paragraph">
      <style:paragraph-properties style:writing-mode="lr-tb"/>
    </style:style>
    <style:style style:name="P6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10pt" style:font-size-asian="10pt" style:font-size-complex="10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1" style:family="text">
      <style:text-properties style:use-window-font-color="true" fo:language="en" fo:country="US" style:font-name-asian="Times New Roman" style:font-name-complex="Times New Roman" style:language-complex="ar" style:country-complex="SA"/>
    </style:style>
    <style:style style:name="T12" style:family="text">
      <style:text-properties style:use-window-font-color="true" fo:language="en" fo:country="US" style:font-name-asian="Helvetica1" style:font-name-complex="Helvetica1" style:language-complex="ar" style:country-complex="SA"/>
    </style:style>
    <style:style style:name="T13" style:family="text">
      <style:text-properties style:use-window-font-color="true" style:font-name="Arial1" fo:font-size="11.8999996185303pt" fo:language="en" fo:country="US" fo:font-style="italic" fo:font-weight="bold" style:font-name-asian="Arial Unicode MS1" style:font-size-asian="11.8999996185303pt" style:font-style-asian="italic" style:font-weight-asian="bold" style:font-name-complex="Tahoma1" style:font-size-complex="11.8999996185303pt" style:language-complex="ar" style:country-complex="SA" style:font-style-complex="italic" style:font-weight-complex="bold"/>
    </style:style>
    <style:style style:name="T14" style:family="text">
      <style:text-properties fo:language="en" fo:country="US"/>
    </style:style>
    <style:style style:name="T15" style:family="text">
      <style:text-properties style:text-underline-style="solid" style:text-underline-width="auto" style:text-underline-color="font-color"/>
    </style:style>
    <style:style style:name="T16" style:family="text">
      <style:text-properties fo:background-color="#99ccff"/>
    </style:style>
    <style:style style:name="T17" style:family="text">
      <style:text-properties fo:background-color="#eb613d"/>
    </style:style>
    <style:style style:name="T18" style:family="text">
      <style:text-properties style:text-position="super 58%"/>
    </style:style>
    <style:style style:name="T19" style:family="text">
      <style:text-properties fo:font-style="italic" style:font-style-asian="italic" style:font-style-complex="italic"/>
    </style:style>
    <style:style style:name="T20" style:family="text">
      <style:text-properties fo:background-color="transparent"/>
    </style:style>
    <style:style style:name="T2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53768160" text:id="ct53768160">
          <text:deletion>
            <office:change-info>
              <dc:creator>Bob Jacobsen</dc:creator>
              <dc:date>2012-07-23T16:19:00</dc:date>
            </office:change-info>
            <text:p text:style-name="Footnote">9 or 13</text:p>
          </text:deletion>
        </text:changed-region>
        <text:changed-region xml:id="ct53505136" text:id="ct53505136">
          <text:insertion>
            <office:change-info>
              <dc:creator>Bob Jacobsen</dc:creator>
              <dc:date>2012-07-23T16:19:00</dc:date>
            </office:change-info>
          </text:insertion>
        </text:changed-region>
        <text:changed-region xml:id="ct53505264" text:id="ct53505264">
          <text:insertion>
            <office:change-info>
              <dc:creator>Bob Jacobsen</dc:creator>
              <dc:date>2012-07-23T16:19:00</dc:date>
            </office:change-info>
          </text:insertion>
        </text:changed-region>
        <text:changed-region xml:id="ct295332608" text:id="ct295332608">
          <text:insertion>
            <office:change-info>
              <dc:creator>Bob Jacobsen</dc:creator>
              <dc:date>2012-05-27T00:28:00</dc:date>
            </office:change-info>
          </text:insertion>
        </text:changed-region>
        <text:changed-region xml:id="ct295333280" text:id="ct295333280">
          <text:insertion>
            <office:change-info>
              <dc:creator>Bob Jacobsen</dc:creator>
              <dc:date>2012-05-27T00:29:00</dc:date>
            </office:change-info>
          </text:insertion>
        </text:changed-region>
        <text:changed-region xml:id="ct517460896" text:id="ct517460896">
          <text:insertion>
            <office:change-info>
              <dc:creator>Bob Jacobsen</dc:creator>
              <dc:date>2012-05-28T12:59:00</dc:date>
            </office:change-info>
          </text:insertion>
        </text:changed-region>
        <text:changed-region xml:id="ct517447440" text:id="ct517447440">
          <text:insertion>
            <office:change-info>
              <dc:creator>Bob Jacobsen</dc:creator>
              <dc:date>2012-05-28T13:00:00</dc:date>
            </office:change-info>
          </text:insertion>
        </text:changed-region>
        <text:changed-region xml:id="ct294996320" text:id="ct294996320">
          <text:insertion>
            <office:change-info>
              <dc:creator>Bob Jacobsen</dc:creator>
              <dc:date>2012-06-27T08:21:00</dc:date>
            </office:change-info>
          </text:insertion>
        </text:changed-region>
        <text:changed-region xml:id="ct295015408" text:id="ct295015408">
          <text:insertion>
            <office:change-info>
              <dc:creator>Bob Jacobsen</dc:creator>
              <dc:date>2010-10-08T18:32:00</dc:date>
            </office:change-info>
          </text:insertion>
        </text:changed-region>
        <text:changed-region xml:id="ct295018960" text:id="ct295018960">
          <text:insertion>
            <office:change-info>
              <dc:creator>Bob Jacobsen</dc:creator>
              <dc:date>2010-10-08T18:32:00</dc:date>
            </office:change-info>
          </text:insertion>
        </text:changed-region>
        <text:changed-region xml:id="ct295019120" text:id="ct295019120">
          <text:insertion>
            <office:change-info>
              <dc:creator>Bob Jacobsen</dc:creator>
              <dc:date>2010-10-08T18:32:00</dc:date>
            </office:change-info>
          </text:insertion>
        </text:changed-region>
        <text:changed-region xml:id="ct295019280" text:id="ct295019280">
          <text:insertion>
            <office:change-info>
              <dc:creator>Bob Jacobsen</dc:creator>
              <dc:date>2010-10-08T18:32:00</dc:date>
            </office:change-info>
          </text:insertion>
        </text:changed-region>
        <text:changed-region xml:id="ct295019712" text:id="ct295019712">
          <text:insertion>
            <office:change-info>
              <dc:creator>Bob Jacobsen</dc:creator>
              <dc:date>2010-10-08T18:32:00</dc:date>
            </office:change-info>
          </text:insertion>
        </text:changed-region>
        <text:changed-region xml:id="ct295019840" text:id="ct295019840">
          <text:insertion>
            <office:change-info>
              <dc:creator>Bob Jacobsen</dc:creator>
              <dc:date>2010-10-08T18:32:00</dc:date>
            </office:change-info>
          </text:insertion>
        </text:changed-region>
        <text:changed-region xml:id="ct295020000" text:id="ct295020000">
          <text:insertion>
            <office:change-info>
              <dc:creator>Bob Jacobsen</dc:creator>
              <dc:date>2012-07-23T16:49:00</dc:date>
            </office:change-info>
          </text:insertion>
        </text:changed-region>
        <text:changed-region xml:id="ct295020336" text:id="ct295020336">
          <text:insertion>
            <office:change-info>
              <dc:creator>Bob Jacobsen</dc:creator>
              <dc:date>2012-07-23T16:48:00</dc:date>
            </office:change-info>
          </text:insertion>
        </text:changed-region>
        <text:changed-region xml:id="ct295020528" text:id="ct295020528">
          <text:insertion>
            <office:change-info>
              <dc:creator>Bob Jacobsen</dc:creator>
              <dc:date>2010-10-08T18:32:00</dc:date>
            </office:change-info>
          </text:insertion>
        </text:changed-region>
        <text:changed-region xml:id="ct295018608" text:id="ct295018608">
          <text:insertion>
            <office:change-info>
              <dc:creator>Bob Jacobsen</dc:creator>
              <dc:date>2012-07-23T16:49:00</dc:date>
            </office:change-info>
          </text:insertion>
        </text:changed-region>
        <text:changed-region xml:id="ct295021072" text:id="ct295021072">
          <text:insertion>
            <office:change-info>
              <dc:creator>Bob Jacobsen</dc:creator>
              <dc:date>2012-07-23T16:47:00</dc:date>
            </office:change-info>
          </text:insertion>
        </text:changed-region>
        <text:changed-region xml:id="ct295021248" text:id="ct295021248">
          <text:insertion>
            <office:change-info>
              <dc:creator>Bob Jacobsen</dc:creator>
              <dc:date>2010-10-08T18:32:00</dc:date>
            </office:change-info>
          </text:insertion>
        </text:changed-region>
        <text:changed-region xml:id="ct295021408" text:id="ct295021408">
          <text:insertion>
            <office:change-info>
              <dc:creator>Bob Jacobsen</dc:creator>
              <dc:date>2012-07-23T16:47:00</dc:date>
            </office:change-info>
          </text:insertion>
        </text:changed-region>
        <text:changed-region xml:id="ct295021776" text:id="ct295021776">
          <text:insertion>
            <office:change-info>
              <dc:creator>Bob Jacobsen</dc:creator>
              <dc:date>2010-10-08T18:32:00</dc:date>
            </office:change-info>
          </text:insertion>
        </text:changed-region>
        <text:changed-region xml:id="ct295020736" text:id="ct295020736">
          <text:insertion>
            <office:change-info>
              <dc:creator>Bob Jacobsen</dc:creator>
              <dc:date>2010-10-08T18:32:00</dc:date>
            </office:change-info>
          </text:insertion>
        </text:changed-region>
        <text:changed-region xml:id="ct295021904" text:id="ct295021904">
          <text:insertion>
            <office:change-info>
              <dc:creator>Bob Jacobsen</dc:creator>
              <dc:date>2010-10-08T18:32:00</dc:date>
            </office:change-info>
          </text:insertion>
        </text:changed-region>
        <text:changed-region xml:id="ct295022512" text:id="ct295022512">
          <text:insertion>
            <office:change-info>
              <dc:creator>Bob Jacobsen</dc:creator>
              <dc:date>2012-07-23T16:46:00</dc:date>
            </office:change-info>
          </text:insertion>
        </text:changed-region>
        <text:changed-region xml:id="ct295022688" text:id="ct295022688">
          <text:insertion>
            <office:change-info>
              <dc:creator>Bob Jacobsen</dc:creator>
              <dc:date>2012-07-23T16:47:00</dc:date>
            </office:change-info>
          </text:insertion>
        </text:changed-region>
        <text:changed-region xml:id="ct295022816" text:id="ct295022816">
          <text:insertion>
            <office:change-info>
              <dc:creator>Bob Jacobsen</dc:creator>
              <dc:date>2012-07-23T16:46:00</dc:date>
            </office:change-info>
          </text:insertion>
        </text:changed-region>
        <text:changed-region xml:id="ct295023280" text:id="ct295023280">
          <text:insertion>
            <office:change-info>
              <dc:creator>Bob Jacobsen</dc:creator>
              <dc:date>2010-10-08T18:32:00</dc:date>
            </office:change-info>
          </text:insertion>
        </text:changed-region>
        <text:changed-region xml:id="ct295023456" text:id="ct295023456">
          <text:insertion>
            <office:change-info>
              <dc:creator>Bob Jacobsen</dc:creator>
              <dc:date>2010-10-08T18:32:00</dc:date>
            </office:change-info>
          </text:insertion>
        </text:changed-region>
        <text:changed-region xml:id="ct295023632" text:id="ct295023632">
          <text:insertion>
            <office:change-info>
              <dc:creator>Bob Jacobsen</dc:creator>
              <dc:date>2012-07-23T16:44:00</dc:date>
            </office:change-info>
          </text:insertion>
        </text:changed-region>
        <text:changed-region xml:id="ct295023808" text:id="ct295023808">
          <text:deletion>
            <office:change-info>
              <dc:creator>Bob Jacobsen</dc:creator>
              <dc:date>2012-07-23T16:44:00</dc:date>
            </office:change-info>
            <text:p text:style-name="Table_20_Contents">See below</text:p>
          </text:deletion>
        </text:changed-region>
        <text:changed-region xml:id="ct295024160" text:id="ct295024160">
          <text:insertion>
            <office:change-info>
              <dc:creator>Bob Jacobsen</dc:creator>
              <dc:date>2010-10-08T18:32:00</dc:date>
            </office:change-info>
          </text:insertion>
        </text:changed-region>
        <text:changed-region xml:id="ct295024320" text:id="ct295024320">
          <text:insertion>
            <office:change-info>
              <dc:creator>Bob Jacobsen</dc:creator>
              <dc:date>2010-10-08T18:32:00</dc:date>
            </office:change-info>
          </text:insertion>
        </text:changed-region>
        <text:changed-region xml:id="ct295023024" text:id="ct295023024">
          <text:insertion>
            <office:change-info>
              <dc:creator>Bob Jacobsen</dc:creator>
              <dc:date>2010-10-08T18:32:00</dc:date>
            </office:change-info>
          </text:insertion>
        </text:changed-region>
        <text:changed-region xml:id="ct295025024" text:id="ct295025024">
          <text:insertion>
            <office:change-info>
              <dc:creator>Bob Jacobsen</dc:creator>
              <dc:date>2010-10-08T18:32:00</dc:date>
            </office:change-info>
          </text:insertion>
        </text:changed-region>
        <text:changed-region xml:id="ct295025200" text:id="ct295025200">
          <text:insertion>
            <office:change-info>
              <dc:creator>Bob Jacobsen</dc:creator>
              <dc:date>2010-10-08T18:32:00</dc:date>
            </office:change-info>
          </text:insertion>
        </text:changed-region>
        <text:changed-region xml:id="ct295025552" text:id="ct295025552">
          <text:insertion>
            <office:change-info>
              <dc:creator>Bob Jacobsen</dc:creator>
              <dc:date>2010-10-08T18:32:00</dc:date>
            </office:change-info>
          </text:insertion>
        </text:changed-region>
        <text:changed-region xml:id="ct295025712" text:id="ct295025712">
          <text:insertion>
            <office:change-info>
              <dc:creator>Bob Jacobsen</dc:creator>
              <dc:date>2010-10-08T18:32:00</dc:date>
            </office:change-info>
          </text:insertion>
        </text:changed-region>
        <text:changed-region xml:id="ct295026464" text:id="ct295026464">
          <text:insertion>
            <office:change-info>
              <dc:creator>Bob Jacobsen</dc:creator>
              <dc:date>2010-10-08T18:32:00</dc:date>
            </office:change-info>
          </text:insertion>
        </text:changed-region>
        <text:changed-region xml:id="ct295024032" text:id="ct295024032">
          <text:deletion>
            <office:change-info>
              <dc:creator>Bob Jacobsen</dc:creator>
              <dc:date>2012-05-26T23:02:00</dc:date>
            </office:change-info>
            <text:p text:style-name="Table_20_Heading"/>
            <text:p text:style-name="Table_20_Heading"/>
          </text:deletion>
        </text:changed-region>
        <text:changed-region xml:id="ct53518032" text:id="ct53518032">
          <text:insertion>
            <office:change-info>
              <dc:creator>Bob Jacobsen</dc:creator>
              <dc:date>2010-10-08T18:32:00</dc:date>
            </office:change-info>
          </text:insertion>
        </text:changed-region>
        <text:changed-region xml:id="ct483882608" text:id="ct483882608">
          <text:insertion>
            <office:change-info>
              <dc:creator>Bob Jacobsen</dc:creator>
              <dc:date>2012-07-23T17:16:00</dc:date>
            </office:change-info>
          </text:insertion>
        </text:changed-region>
        <text:changed-region xml:id="ct484087104" text:id="ct484087104">
          <text:insertion>
            <office:change-info>
              <dc:creator>Bob Jacobsen</dc:creator>
              <dc:date>2012-07-23T17:17:00</dc:date>
            </office:change-info>
          </text:insertion>
        </text:changed-region>
        <text:changed-region xml:id="ct53518160" text:id="ct53518160">
          <text:insertion>
            <office:change-info>
              <dc:creator>Bob Jacobsen</dc:creator>
              <dc:date>2012-07-23T17:18:00</dc:date>
            </office:change-info>
          </text:insertion>
        </text:changed-region>
        <text:changed-region xml:id="ct484083232" text:id="ct484083232">
          <text:insertion>
            <office:change-info>
              <dc:creator>Bob Jacobsen</dc:creator>
              <dc:date>2012-07-23T17:19:00</dc:date>
            </office:change-info>
          </text:insertion>
        </text:changed-region>
        <text:changed-region xml:id="ct484083328" text:id="ct484083328">
          <text:insertion>
            <office:change-info>
              <dc:creator>Bob Jacobsen</dc:creator>
              <dc:date>2012-07-23T17:20:00</dc:date>
            </office:change-info>
          </text:insertion>
        </text:changed-region>
        <text:changed-region xml:id="ct398963168" text:id="ct398963168">
          <text:insertion>
            <office:change-info>
              <dc:creator>Bob Jacobsen</dc:creator>
              <dc:date>2010-10-08T18:32:00</dc:date>
            </office:change-info>
          </text:insertion>
        </text:changed-region>
        <text:changed-region xml:id="ct484122272" text:id="ct484122272">
          <text:insertion>
            <office:change-info>
              <dc:creator>Bob Jacobsen</dc:creator>
              <dc:date>2010-10-08T18:32:00</dc:date>
            </office:change-info>
          </text:insertion>
        </text:changed-region>
        <text:changed-region xml:id="ct483809888" text:id="ct483809888">
          <text:insertion>
            <office:change-info>
              <dc:creator>Bob Jacobsen</dc:creator>
              <dc:date>2012-05-26T23:37:00</dc:date>
            </office:change-info>
          </text:insertion>
        </text:changed-region>
        <text:changed-region xml:id="ct483519440" text:id="ct483519440">
          <text:insertion>
            <office:change-info>
              <dc:creator>Bob Jacobsen</dc:creator>
              <dc:date>2010-10-08T18:32:00</dc:date>
            </office:change-info>
          </text:insertion>
        </text:changed-region>
        <text:changed-region xml:id="ct484139600" text:id="ct484139600">
          <text:insertion>
            <office:change-info>
              <dc:creator>Bob Jacobsen</dc:creator>
              <dc:date>2012-07-23T16:55:00</dc:date>
            </office:change-info>
          </text:insertion>
        </text:changed-region>
        <text:changed-region xml:id="ct484139696" text:id="ct484139696">
          <text:insertion>
            <office:change-info>
              <dc:creator>Bob Jacobsen</dc:creator>
              <dc:date>2012-07-23T16:58:00</dc:date>
            </office:change-info>
          </text:insertion>
        </text:changed-region>
        <text:changed-region xml:id="ct484350144" text:id="ct484350144">
          <text:insertion>
            <office:change-info>
              <dc:creator>Bob Jacobsen</dc:creator>
              <dc:date>2012-07-23T16:58:00</dc:date>
            </office:change-info>
          </text:insertion>
        </text:changed-region>
        <text:changed-region xml:id="ct53618272" text:id="ct53618272">
          <text:insertion>
            <office:change-info>
              <dc:creator>Bob Jacobsen</dc:creator>
              <dc:date>2012-07-23T16:54:00</dc:date>
            </office:change-info>
          </text:insertion>
        </text:changed-region>
        <text:changed-region xml:id="ct53618368" text:id="ct53618368">
          <text:insertion>
            <office:change-info>
              <dc:creator>Bob Jacobsen</dc:creator>
              <dc:date>2010-10-08T18:32:00</dc:date>
            </office:change-info>
          </text:insertion>
        </text:changed-region>
        <text:changed-region xml:id="ct483906768" text:id="ct483906768">
          <text:insertion>
            <office:change-info>
              <dc:creator>Bob Jacobsen</dc:creator>
              <dc:date>2012-07-23T16:55:00</dc:date>
            </office:change-info>
          </text:insertion>
        </text:changed-region>
        <text:changed-region xml:id="ct483906896" text:id="ct483906896">
          <text:insertion>
            <office:change-info>
              <dc:creator>Bob Jacobsen</dc:creator>
              <dc:date>2012-07-23T16:59:00</dc:date>
            </office:change-info>
          </text:insertion>
        </text:changed-region>
        <text:changed-region xml:id="ct483893776" text:id="ct483893776">
          <text:insertion>
            <office:change-info>
              <dc:creator>Bob Jacobsen</dc:creator>
              <dc:date>2010-10-08T18:32:00</dc:date>
            </office:change-info>
          </text:insertion>
        </text:changed-region>
        <text:changed-region xml:id="ct484159808" text:id="ct484159808">
          <text:insertion>
            <office:change-info>
              <dc:creator>Bob Jacobsen</dc:creator>
              <dc:date>2010-10-08T18:32:00</dc:date>
            </office:change-info>
          </text:insertion>
        </text:changed-region>
        <text:changed-region xml:id="ct54144416" text:id="ct54144416">
          <text:insertion>
            <office:change-info>
              <dc:creator>Bob Jacobsen</dc:creator>
              <dc:date>2010-10-08T18:32:00</dc:date>
            </office:change-info>
          </text:insertion>
        </text:changed-region>
        <text:changed-region xml:id="ct53613488" text:id="ct53613488">
          <text:insertion>
            <office:change-info>
              <dc:creator>Bob Jacobsen</dc:creator>
              <dc:date>2010-10-08T18:32:00</dc:date>
            </office:change-info>
          </text:insertion>
        </text:changed-region>
        <text:changed-region xml:id="ct484103440" text:id="ct484103440">
          <text:insertion>
            <office:change-info>
              <dc:creator>Bob Jacobsen</dc:creator>
              <dc:date>2010-10-08T18:32:00</dc:date>
            </office:change-info>
          </text:insertion>
        </text:changed-region>
        <text:changed-region xml:id="ct484103568" text:id="ct484103568">
          <text:insertion>
            <office:change-info>
              <dc:creator>Bob Jacobsen</dc:creator>
              <dc:date>2010-10-08T18:32:00</dc:date>
            </office:change-info>
          </text:insertion>
        </text:changed-region>
        <text:changed-region xml:id="ct484366592" text:id="ct484366592">
          <text:insertion>
            <office:change-info>
              <dc:creator>Bob Jacobsen</dc:creator>
              <dc:date>2012-07-23T16:59:00</dc:date>
            </office:change-info>
          </text:insertion>
        </text:changed-region>
        <text:changed-region xml:id="ct53728736" text:id="ct53728736">
          <text:insertion>
            <office:change-info>
              <dc:creator>Bob Jacobsen</dc:creator>
              <dc:date>2012-07-23T16:58:00</dc:date>
            </office:change-info>
          </text:insertion>
        </text:changed-region>
        <text:changed-region xml:id="ct295019616" text:id="ct295019616">
          <text:insertion>
            <office:change-info>
              <dc:creator>Bob Jacobsen</dc:creator>
              <dc:date>2010-10-08T18:32:00</dc:date>
            </office:change-info>
          </text:insertion>
        </text:changed-region>
        <text:changed-region xml:id="ct295007024" text:id="ct295007024">
          <text:insertion>
            <office:change-info>
              <dc:creator>Bob Jacobsen</dc:creator>
              <dc:date>2010-10-08T18:32:00</dc:date>
            </office:change-info>
          </text:insertion>
        </text:changed-region>
        <text:changed-region xml:id="ct295037264" text:id="ct295037264">
          <text:insertion>
            <office:change-info>
              <dc:creator>Bob Jacobsen</dc:creator>
              <dc:date>2010-10-08T18:32:00</dc:date>
            </office:change-info>
          </text:insertion>
        </text:changed-region>
        <text:changed-region xml:id="ct295037392" text:id="ct295037392">
          <text:insertion>
            <office:change-info>
              <dc:creator>Bob Jacobsen</dc:creator>
              <dc:date>2010-10-08T18:32:00</dc:date>
            </office:change-info>
          </text:insertion>
        </text:changed-region>
        <text:changed-region xml:id="ct295109776" text:id="ct295109776">
          <text:insertion>
            <office:change-info>
              <dc:creator>Bob Jacobsen</dc:creator>
              <dc:date>2010-10-08T18:32:00</dc:date>
            </office:change-info>
          </text:insertion>
        </text:changed-region>
        <text:changed-region xml:id="ct295109984" text:id="ct295109984">
          <text:insertion>
            <office:change-info>
              <dc:creator>Bob Jacobsen</dc:creator>
              <dc:date>2010-10-08T18:32:00</dc:date>
            </office:change-info>
          </text:insertion>
        </text:changed-region>
        <text:changed-region xml:id="ct295309648" text:id="ct295309648">
          <text:insertion>
            <office:change-info>
              <dc:creator>Bob Jacobsen</dc:creator>
              <dc:date>2010-10-08T18:32:00</dc:date>
            </office:change-info>
          </text:insertion>
        </text:changed-region>
        <text:changed-region xml:id="ct295309776" text:id="ct295309776">
          <text:insertion>
            <office:change-info>
              <dc:creator>Bob Jacobsen</dc:creator>
              <dc:date>2012-05-26T23:36:00</dc:date>
            </office:change-info>
          </text:insertion>
        </text:changed-region>
        <text:changed-region xml:id="ct295310016" text:id="ct295310016">
          <text:insertion>
            <office:change-info>
              <dc:creator>Bob Jacobsen</dc:creator>
              <dc:date>2010-10-08T18:32:00</dc:date>
            </office:change-info>
          </text:insertion>
        </text:changed-region>
        <text:changed-region xml:id="ct494373040" text:id="ct494373040">
          <text:insertion>
            <office:change-info>
              <dc:creator>Bob Jacobsen</dc:creator>
              <dc:date>2010-10-08T18:32:00</dc:date>
            </office:change-info>
          </text:insertion>
        </text:changed-region>
        <text:changed-region xml:id="ct541465920" text:id="ct541465920">
          <text:insertion>
            <office:change-info>
              <dc:creator>Bob Jacobsen</dc:creator>
              <dc:date>2010-10-08T18:32:00</dc:date>
            </office:change-info>
          </text:insertion>
        </text:changed-region>
        <text:changed-region xml:id="ct541504192" text:id="ct541504192">
          <text:insertion>
            <office:change-info>
              <dc:creator>Bob Jacobsen</dc:creator>
              <dc:date>2010-10-08T18:32:00</dc:date>
            </office:change-info>
          </text:insertion>
        </text:changed-region>
        <text:changed-region xml:id="ct541648576" text:id="ct541648576">
          <text:insertion>
            <office:change-info>
              <dc:creator>Bob Jacobsen</dc:creator>
              <dc:date>2010-10-08T18:32:00</dc:date>
            </office:change-info>
          </text:insertion>
        </text:changed-region>
        <text:changed-region xml:id="ct494326688" text:id="ct494326688">
          <text:insertion>
            <office:change-info>
              <dc:creator>Bob Jacobsen</dc:creator>
              <dc:date>2010-10-08T18:32:00</dc:date>
            </office:change-info>
          </text:insertion>
        </text:changed-region>
        <text:changed-region xml:id="ct459587808" text:id="ct459587808">
          <text:insertion>
            <office:change-info>
              <dc:creator>Bob Jacobsen</dc:creator>
              <dc:date>2010-10-08T18:32:00</dc:date>
            </office:change-info>
          </text:insertion>
        </text:changed-region>
        <text:changed-region xml:id="ct459664560" text:id="ct459664560">
          <text:insertion>
            <office:change-info>
              <dc:creator>Bob Jacobsen</dc:creator>
              <dc:date>2010-10-08T18:32:00</dc:date>
            </office:change-info>
          </text:insertion>
        </text:changed-region>
        <text:changed-region xml:id="ct541645024" text:id="ct541645024">
          <text:insertion>
            <office:change-info>
              <dc:creator>Bob Jacobsen</dc:creator>
              <dc:date>2010-10-08T18:32:00</dc:date>
            </office:change-info>
          </text:insertion>
        </text:changed-region>
        <text:changed-region xml:id="ct295332400" text:id="ct295332400">
          <text:insertion>
            <office:change-info>
              <dc:creator>Bob Jacobsen</dc:creator>
              <dc:date>2010-10-08T18:32:00</dc:date>
            </office:change-info>
          </text:insertion>
        </text:changed-region>
        <text:changed-region xml:id="ct295311696" text:id="ct295311696">
          <text:insertion>
            <office:change-info>
              <dc:creator>Bob Jacobsen</dc:creator>
              <dc:date>2010-10-08T18:32:00</dc:date>
            </office:change-info>
          </text:insertion>
        </text:changed-region>
        <text:changed-region xml:id="ct295333824" text:id="ct295333824">
          <text:insertion>
            <office:change-info>
              <dc:creator>Bob Jacobsen</dc:creator>
              <dc:date>2010-10-08T18:32:00</dc:date>
            </office:change-info>
          </text:insertion>
        </text:changed-region>
        <text:changed-region xml:id="ct295334048" text:id="ct295334048">
          <text:insertion>
            <office:change-info>
              <dc:creator>Bob Jacobsen</dc:creator>
              <dc:date>2010-10-08T18:32:00</dc:date>
            </office:change-info>
          </text:insertion>
        </text:changed-region>
        <text:changed-region xml:id="ct295334208" text:id="ct295334208">
          <text:insertion>
            <office:change-info>
              <dc:creator>Bob Jacobsen</dc:creator>
              <dc:date>2010-10-08T18:32:00</dc:date>
            </office:change-info>
          </text:insertion>
        </text:changed-region>
        <text:changed-region xml:id="ct295334512" text:id="ct295334512">
          <text:insertion>
            <office:change-info>
              <dc:creator>Bob Jacobsen</dc:creator>
              <dc:date>2010-10-08T18:32:00</dc:date>
            </office:change-info>
          </text:insertion>
        </text:changed-region>
        <text:changed-region xml:id="ct295334672" text:id="ct295334672">
          <text:insertion>
            <office:change-info>
              <dc:creator>Bob Jacobsen</dc:creator>
              <dc:date>2010-10-08T18:32:00</dc:date>
            </office:change-info>
          </text:insertion>
        </text:changed-region>
        <text:changed-region xml:id="ct295335120" text:id="ct295335120">
          <text:insertion>
            <office:change-info>
              <dc:creator>Bob Jacobsen</dc:creator>
              <dc:date>2010-10-08T18:32:00</dc:date>
            </office:change-info>
          </text:insertion>
        </text:changed-region>
        <text:changed-region xml:id="ct295335616" text:id="ct295335616">
          <text:insertion>
            <office:change-info>
              <dc:creator>Bob Jacobsen</dc:creator>
              <dc:date>2010-10-08T18:32:00</dc:date>
            </office:change-info>
          </text:insertion>
        </text:changed-region>
        <text:changed-region xml:id="ct295335920" text:id="ct295335920">
          <text:insertion>
            <office:change-info>
              <dc:creator>Bob Jacobsen</dc:creator>
              <dc:date>2010-10-08T18:32:00</dc:date>
            </office:change-info>
          </text:insertion>
        </text:changed-region>
        <text:changed-region xml:id="ct295336080" text:id="ct295336080">
          <text:insertion>
            <office:change-info>
              <dc:creator>Bob Jacobsen</dc:creator>
              <dc:date>2010-10-08T18:32:00</dc:date>
            </office:change-info>
          </text:insertion>
        </text:changed-region>
        <text:changed-region xml:id="ct295196864" text:id="ct295196864">
          <text:insertion>
            <office:change-info>
              <dc:creator>Bob Jacobsen</dc:creator>
              <dc:date>2010-10-08T18:32:00</dc:date>
            </office:change-info>
          </text:insertion>
        </text:changed-region>
        <text:changed-region xml:id="ct295196960" text:id="ct295196960">
          <text:insertion>
            <office:change-info>
              <dc:creator>Bob Jacobsen</dc:creator>
              <dc:date>2010-10-08T18:32:00</dc:date>
            </office:change-info>
          </text:insertion>
        </text:changed-region>
        <text:changed-region xml:id="ct295197264" text:id="ct295197264">
          <text:insertion>
            <office:change-info>
              <dc:creator>Bob Jacobsen</dc:creator>
              <dc:date>2010-10-08T18:32:00</dc:date>
            </office:change-info>
          </text:insertion>
        </text:changed-region>
        <text:changed-region xml:id="ct295335216" text:id="ct295335216">
          <text:insertion>
            <office:change-info>
              <dc:creator>Bob Jacobsen</dc:creator>
              <dc:date>2010-10-08T18:32:00</dc:date>
            </office:change-info>
          </text:insertion>
        </text:changed-region>
        <text:changed-region xml:id="ct295346768" text:id="ct295346768">
          <text:insertion>
            <office:change-info>
              <dc:creator>Bob Jacobsen</dc:creator>
              <dc:date>2010-10-08T18:32:00</dc:date>
            </office:change-info>
          </text:insertion>
        </text:changed-region>
        <text:changed-region xml:id="ct295346864" text:id="ct295346864">
          <text:insertion>
            <office:change-info>
              <dc:creator>Bob Jacobsen</dc:creator>
              <dc:date>2010-10-08T18:32:00</dc:date>
            </office:change-info>
          </text:insertion>
        </text:changed-region>
        <text:changed-region xml:id="ct295347136" text:id="ct295347136">
          <text:insertion>
            <office:change-info>
              <dc:creator>Bob Jacobsen</dc:creator>
              <dc:date>2010-10-08T18:32:00</dc:date>
            </office:change-info>
          </text:insertion>
        </text:changed-region>
        <text:changed-region xml:id="ct295347296" text:id="ct295347296">
          <text:insertion>
            <office:change-info>
              <dc:creator>Bob Jacobsen</dc:creator>
              <dc:date>2010-10-08T18:32:00</dc:date>
            </office:change-info>
          </text:insertion>
        </text:changed-region>
        <text:changed-region xml:id="ct295255520" text:id="ct295255520">
          <text:insertion>
            <office:change-info>
              <dc:creator>Bob Jacobsen</dc:creator>
              <dc:date>2010-10-08T18:32:00</dc:date>
            </office:change-info>
          </text:insertion>
        </text:changed-region>
        <text:changed-region xml:id="ct295197488" text:id="ct295197488">
          <text:insertion>
            <office:change-info>
              <dc:creator>Bob Jacobsen</dc:creator>
              <dc:date>2010-10-08T18:32:00</dc:date>
            </office:change-info>
          </text:insertion>
        </text:changed-region>
        <text:changed-region xml:id="ct295256064" text:id="ct295256064">
          <text:insertion>
            <office:change-info>
              <dc:creator>Bob Jacobsen</dc:creator>
              <dc:date>2010-10-08T18:32:00</dc:date>
            </office:change-info>
          </text:insertion>
        </text:changed-region>
        <text:changed-region xml:id="ct295256272" text:id="ct295256272">
          <text:insertion>
            <office:change-info>
              <dc:creator>Bob Jacobsen</dc:creator>
              <dc:date>2010-10-08T18:32:00</dc:date>
            </office:change-info>
          </text:insertion>
        </text:changed-region>
        <text:changed-region xml:id="ct295256544" text:id="ct295256544">
          <text:insertion>
            <office:change-info>
              <dc:creator>Bob Jacobsen</dc:creator>
              <dc:date>2010-10-08T18:32:00</dc:date>
            </office:change-info>
          </text:insertion>
        </text:changed-region>
        <text:changed-region xml:id="ct295256752" text:id="ct295256752">
          <text:insertion>
            <office:change-info>
              <dc:creator>Bob Jacobsen</dc:creator>
              <dc:date>2010-10-08T18:32:00</dc:date>
            </office:change-info>
          </text:insertion>
        </text:changed-region>
        <text:changed-region xml:id="ct295257056" text:id="ct295257056">
          <text:insertion>
            <office:change-info>
              <dc:creator>Bob Jacobsen</dc:creator>
              <dc:date>2010-10-08T18:32:00</dc:date>
            </office:change-info>
          </text:insertion>
        </text:changed-region>
        <text:changed-region xml:id="ct295257232" text:id="ct295257232">
          <text:insertion>
            <office:change-info>
              <dc:creator>Bob Jacobsen</dc:creator>
              <dc:date>2010-10-08T18:32:00</dc:date>
            </office:change-info>
          </text:insertion>
        </text:changed-region>
        <text:changed-region xml:id="ct517460768" text:id="ct517460768">
          <text:insertion>
            <office:change-info>
              <dc:creator>Bob Jacobsen</dc:creator>
              <dc:date>2010-10-08T18:32:00</dc:date>
            </office:change-info>
          </text:insertion>
        </text:changed-region>
        <text:changed-region xml:id="ct295255616" text:id="ct295255616">
          <text:insertion>
            <office:change-info>
              <dc:creator>Bob Jacobsen</dc:creator>
              <dc:date>2010-10-08T18:32:00</dc:date>
            </office:change-info>
          </text:insertion>
        </text:changed-region>
        <text:changed-region xml:id="ct187551584" text:id="ct187551584">
          <text:insertion>
            <office:change-info>
              <dc:creator>Bob Jacobsen</dc:creator>
              <dc:date>2010-10-08T18:32:00</dc:date>
            </office:change-info>
          </text:insertion>
        </text:changed-region>
        <text:changed-region xml:id="ct187551712" text:id="ct187551712">
          <text:insertion>
            <office:change-info>
              <dc:creator>Bob Jacobsen</dc:creator>
              <dc:date>2012-03-19T09:53:00</dc:date>
            </office:change-info>
          </text:insertion>
        </text:changed-region>
        <text:changed-region xml:id="ct53659392" text:id="ct53659392">
          <text:insertion>
            <office:change-info>
              <dc:creator>Bob Jacobsen</dc:creator>
              <dc:date>2012-06-15T21:19:00</dc:date>
            </office:change-info>
          </text:insertion>
        </text:changed-region>
        <text:changed-region xml:id="ct484061888" text:id="ct484061888">
          <text:insertion>
            <office:change-info>
              <dc:creator>Bob Jacobsen</dc:creator>
              <dc:date>2012-06-15T21:21:00</dc:date>
            </office:change-info>
          </text:insertion>
        </text:changed-region>
        <text:changed-region xml:id="ct483680096" text:id="ct483680096">
          <text:insertion>
            <office:change-info>
              <dc:creator>Bob Jacobsen</dc:creator>
              <dc:date>2012-08-18T02:16:00</dc:date>
            </office:change-info>
          </text:insertion>
        </text:changed-region>
        <text:changed-region xml:id="ct398860176" text:id="ct398860176">
          <text:insertion>
            <office:change-info>
              <dc:creator>Bob Jacobsen</dc:creator>
              <dc:date>2012-06-15T21:22:00</dc:date>
            </office:change-info>
          </text:insertion>
        </text:changed-region>
        <text:changed-region xml:id="ct53587968" text:id="ct53587968">
          <text:insertion>
            <office:change-info>
              <dc:creator>Bob Jacobsen</dc:creator>
              <dc:date>2012-06-15T21:23:00</dc:date>
            </office:change-info>
          </text:insertion>
        </text:changed-region>
        <text:changed-region xml:id="ct517461472" text:id="ct517461472">
          <text:insertion>
            <office:change-info>
              <dc:creator>Bob Jacobsen</dc:creator>
              <dc:date>2010-10-08T18:32:00</dc:date>
            </office:change-info>
          </text:insertion>
        </text:changed-region>
        <text:changed-region xml:id="ct517452976" text:id="ct517452976">
          <text:insertion>
            <office:change-info>
              <dc:creator>Bob Jacobsen</dc:creator>
              <dc:date>2012-05-31T19:38:00</dc:date>
            </office:change-info>
          </text:insertion>
        </text:changed-region>
        <text:changed-region xml:id="ct517566048" text:id="ct517566048">
          <text:insertion>
            <office:change-info>
              <dc:creator>Bob Jacobsen</dc:creator>
              <dc:date>2010-10-08T18:32:00</dc:date>
            </office:change-info>
          </text:insertion>
        </text:changed-region>
        <text:changed-region xml:id="ct517453696" text:id="ct517453696">
          <text:insertion>
            <office:change-info>
              <dc:creator>Bob Jacobsen</dc:creator>
              <dc:date>2012-03-19T08:55:00</dc:date>
            </office:change-info>
          </text:insertion>
        </text:changed-region>
        <text:changed-region xml:id="ct517447312" text:id="ct517447312">
          <text:insertion>
            <office:change-info>
              <dc:creator>Bob Jacobsen</dc:creator>
              <dc:date>2012-05-27T23:44:00</dc:date>
            </office:change-info>
          </text:insertion>
        </text:changed-region>
        <text:changed-region xml:id="ct517370528" text:id="ct517370528">
          <text:insertion>
            <office:change-info>
              <dc:creator>Bob Jacobsen</dc:creator>
              <dc:date>2012-05-27T23:45:00</dc:date>
            </office:change-info>
          </text:insertion>
        </text:changed-region>
        <text:changed-region xml:id="ct53641984" text:id="ct53641984">
          <text:insertion>
            <office:change-info>
              <dc:creator>Bob Jacobsen</dc:creator>
              <dc:date>2012-11-18T23:45:00</dc:date>
            </office:change-info>
          </text:insertion>
        </text:changed-region>
        <text:changed-region xml:id="ct517724912" text:id="ct517724912">
          <text:insertion>
            <office:change-info>
              <dc:creator>Bob Jacobsen</dc:creator>
              <dc:date>2012-05-28T17:02:00</dc:date>
            </office:change-info>
          </text:insertion>
        </text:changed-region>
        <text:changed-region xml:id="ct484062080" text:id="ct484062080">
          <text:insertion>
            <office:change-info>
              <dc:creator>Bob Jacobsen</dc:creator>
              <dc:date>2012-05-28T17:03:00</dc:date>
            </office:change-info>
          </text:insertion>
        </text:changed-region>
        <text:changed-region xml:id="ct53659488" text:id="ct53659488">
          <text:insertion>
            <office:change-info>
              <dc:creator>Bob Jacobsen</dc:creator>
              <dc:date>2012-05-28T17:05:00</dc:date>
            </office:change-info>
          </text:insertion>
        </text:changed-region>
        <text:changed-region xml:id="ct53525424" text:id="ct53525424">
          <text:insertion>
            <office:change-info>
              <dc:creator>Bob Jacobsen</dc:creator>
              <dc:date>2012-05-28T17:06:00</dc:date>
            </office:change-info>
          </text:insertion>
        </text:changed-region>
        <text:changed-region xml:id="ct483680192" text:id="ct483680192">
          <text:insertion>
            <office:change-info>
              <dc:creator>Bob Jacobsen</dc:creator>
              <dc:date>2012-05-28T17:07:00</dc:date>
            </office:change-info>
          </text:insertion>
        </text:changed-region>
        <text:changed-region xml:id="ct517462736" text:id="ct517462736">
          <text:insertion>
            <office:change-info>
              <dc:creator>Bob Jacobsen</dc:creator>
              <dc:date>2012-05-28T20:54:00</dc:date>
            </office:change-info>
          </text:insertion>
        </text:changed-region>
        <text:changed-region xml:id="ct517830992" text:id="ct517830992">
          <text:insertion>
            <office:change-info>
              <dc:creator>Bob Jacobsen</dc:creator>
              <dc:date>2012-05-28T20:55:00</dc:date>
            </office:change-info>
          </text:insertion>
        </text:changed-region>
        <text:changed-region xml:id="ct517830800" text:id="ct517830800">
          <text:insertion>
            <office:change-info>
              <dc:creator>Bob Jacobsen</dc:creator>
              <dc:date>2012-06-01T13:32:00</dc:date>
            </office:change-info>
          </text:insertion>
        </text:changed-region>
        <text:changed-region xml:id="ct517462592" text:id="ct517462592">
          <text:insertion>
            <office:change-info>
              <dc:creator>Bob Jacobsen</dc:creator>
              <dc:date>2012-07-23T00:42:00</dc:date>
            </office:change-info>
          </text:insertion>
        </text:changed-region>
        <text:changed-region xml:id="ct517725712" text:id="ct517725712">
          <text:insertion>
            <office:change-info>
              <dc:creator>Bob Jacobsen</dc:creator>
              <dc:date>2012-07-23T15:50:00</dc:date>
            </office:change-info>
          </text:insertion>
        </text:changed-region>
        <text:changed-region xml:id="ct517725440" text:id="ct517725440">
          <text:insertion>
            <office:change-info>
              <dc:creator>Bob Jacobsen</dc:creator>
              <dc:date>2012-07-23T23:18:00</dc:date>
            </office:change-info>
          </text:insertion>
        </text:changed-region>
        <text:changed-region xml:id="ct517457728" text:id="ct517457728">
          <text:insertion>
            <office:change-info>
              <dc:creator>Bob Jacobsen</dc:creator>
              <dc:date>2012-08-02T14:58:00</dc:date>
            </office:change-info>
          </text:insertion>
        </text:changed-region>
        <text:changed-region xml:id="ct517457824" text:id="ct517457824">
          <text:insertion>
            <office:change-info>
              <dc:creator>Bob Jacobsen</dc:creator>
              <dc:date>2012-08-02T14:59:00</dc:date>
            </office:change-info>
          </text:insertion>
        </text:changed-region>
        <text:changed-region xml:id="ct517488288" text:id="ct517488288">
          <text:insertion>
            <office:change-info>
              <dc:creator>Bob Jacobsen</dc:creator>
              <dc:date>2012-08-02T15:00:00</dc:date>
            </office:change-info>
          </text:insertion>
        </text:changed-region>
        <text:changed-region xml:id="ct517488384" text:id="ct517488384">
          <text:insertion>
            <office:change-info>
              <dc:creator>Bob Jacobsen</dc:creator>
              <dc:date>2012-08-02T16:53:00</dc:date>
            </office:change-info>
          </text:insertion>
        </text:changed-region>
        <text:changed-region xml:id="ct172079280" text:id="ct172079280">
          <text:insertion>
            <office:change-info>
              <dc:creator>Bob Jacobsen</dc:creator>
              <dc:date>2012-08-02T15:00:00</dc:date>
            </office:change-info>
          </text:insertion>
        </text:changed-region>
        <text:changed-region xml:id="ct517822336" text:id="ct517822336">
          <text:insertion>
            <office:change-info>
              <dc:creator>Bob Jacobsen</dc:creator>
              <dc:date>2012-08-02T16:54:00</dc:date>
            </office:change-info>
          </text:insertion>
        </text:changed-region>
        <text:changed-region xml:id="ct512765520" text:id="ct512765520">
          <text:insertion>
            <office:change-info>
              <dc:creator>Bob Jacobsen</dc:creator>
              <dc:date>2012-08-02T15:00:00</dc:date>
            </office:change-info>
          </text:insertion>
        </text:changed-region>
        <text:changed-region xml:id="ct512765312" text:id="ct512765312">
          <text:insertion>
            <office:change-info>
              <dc:creator>Bob Jacobsen</dc:creator>
              <dc:date>2012-08-02T16:54:00</dc:date>
            </office:change-info>
          </text:insertion>
        </text:changed-region>
        <text:changed-region xml:id="ct517681408" text:id="ct517681408">
          <text:insertion>
            <office:change-info>
              <dc:creator>Bob Jacobsen</dc:creator>
              <dc:date>2012-08-02T15:00:00</dc:date>
            </office:change-info>
          </text:insertion>
        </text:changed-region>
        <text:changed-region xml:id="ct517822720" text:id="ct517822720">
          <text:insertion>
            <office:change-info>
              <dc:creator>Bob Jacobsen</dc:creator>
              <dc:date>2012-08-02T16:54:00</dc:date>
            </office:change-info>
          </text:insertion>
        </text:changed-region>
        <text:changed-region xml:id="ct517626320" text:id="ct517626320">
          <text:insertion>
            <office:change-info>
              <dc:creator>Bob Jacobsen</dc:creator>
              <dc:date>2012-08-02T15:00:00</dc:date>
            </office:change-info>
          </text:insertion>
        </text:changed-region>
        <text:changed-region xml:id="ct517827264" text:id="ct517827264">
          <text:insertion>
            <office:change-info>
              <dc:creator>Bob Jacobsen</dc:creator>
              <dc:date>2012-08-02T16:54:00</dc:date>
            </office:change-info>
          </text:insertion>
        </text:changed-region>
        <text:changed-region xml:id="ct517626448" text:id="ct517626448">
          <text:insertion>
            <office:change-info>
              <dc:creator>Bob Jacobsen</dc:creator>
              <dc:date>2012-08-02T15:00:00</dc:date>
            </office:change-info>
          </text:insertion>
        </text:changed-region>
        <text:changed-region xml:id="ct517681872" text:id="ct517681872">
          <text:insertion>
            <office:change-info>
              <dc:creator>Bob Jacobsen</dc:creator>
              <dc:date>2012-08-02T16:57:00</dc:date>
            </office:change-info>
          </text:insertion>
        </text:changed-region>
        <text:changed-region xml:id="ct517827456" text:id="ct517827456">
          <text:insertion>
            <office:change-info>
              <dc:creator>Bob Jacobsen</dc:creator>
              <dc:date>2012-08-02T22:00:00</dc:date>
            </office:change-info>
          </text:insertion>
        </text:changed-region>
        <text:changed-region xml:id="ct483680288" text:id="ct483680288">
          <text:insertion>
            <office:change-info>
              <dc:creator>Bob Jacobsen</dc:creator>
              <dc:date>2012-08-02T15:00:00</dc:date>
            </office:change-info>
          </text:insertion>
        </text:changed-region>
        <text:changed-region xml:id="ct484144816" text:id="ct484144816">
          <text:insertion>
            <office:change-info>
              <dc:creator>Bob Jacobsen</dc:creator>
              <dc:date>2012-09-26T17:26:00</dc:date>
            </office:change-info>
          </text:insertion>
        </text:changed-region>
        <text:changed-region xml:id="ct541816624" text:id="ct541816624">
          <text:insertion>
            <office:change-info>
              <dc:creator>Bob Jacobsen</dc:creator>
              <dc:date>2012-09-26T22:19:00</dc:date>
            </office:change-info>
          </text:insertion>
        </text:changed-region>
        <text:changed-region xml:id="ct541744256" text:id="ct541744256">
          <text:insertion>
            <office:change-info>
              <dc:creator>Bob Jacobsen</dc:creator>
              <dc:date>2012-09-26T22:33:00</dc:date>
            </office:change-info>
          </text:insertion>
        </text:changed-region>
        <text:changed-region xml:id="ct53669504" text:id="ct53669504">
          <text:insertion>
            <office:change-info>
              <dc:creator>Bob Jacobsen</dc:creator>
              <dc:date>2012-09-26T17:27:00</dc:date>
            </office:change-info>
          </text:insertion>
        </text:changed-region>
        <text:changed-region xml:id="ct484153408" text:id="ct484153408">
          <text:insertion>
            <office:change-info>
              <dc:creator>Bob Jacobsen</dc:creator>
              <dc:date>2012-09-26T17:28:00</dc:date>
            </office:change-info>
          </text:insertion>
        </text:changed-region>
        <text:changed-region xml:id="ct484100912" text:id="ct484100912">
          <text:insertion>
            <office:change-info>
              <dc:creator>Bob Jacobsen</dc:creator>
              <dc:date>2012-09-26T17:29:00</dc:date>
            </office:change-info>
          </text:insertion>
        </text:changed-region>
        <text:changed-region xml:id="ct493886992" text:id="ct493886992">
          <text:insertion>
            <office:change-info>
              <dc:creator>Bob Jacobsen</dc:creator>
              <dc:date>2012-09-26T17:30:00</dc:date>
            </office:change-info>
          </text:insertion>
        </text:changed-region>
        <text:changed-region xml:id="ct493886592" text:id="ct493886592">
          <text:insertion>
            <office:change-info>
              <dc:creator>Bob Jacobsen</dc:creator>
              <dc:date>2012-09-26T17:31:00</dc:date>
            </office:change-info>
          </text:insertion>
        </text:changed-region>
        <text:changed-region xml:id="ct541697824" text:id="ct541697824">
          <text:insertion>
            <office:change-info>
              <dc:creator>Bob Jacobsen</dc:creator>
              <dc:date>2012-09-26T17:32:00</dc:date>
            </office:change-info>
          </text:insertion>
        </text:changed-region>
        <text:changed-region xml:id="ct541524800" text:id="ct541524800">
          <text:insertion>
            <office:change-info>
              <dc:creator>Bob Jacobsen</dc:creator>
              <dc:date>2012-09-26T17:33:00</dc:date>
            </office:change-info>
          </text:insertion>
        </text:changed-region>
        <text:changed-region xml:id="ct494523056" text:id="ct494523056">
          <text:insertion>
            <office:change-info>
              <dc:creator>Bob Jacobsen</dc:creator>
              <dc:date>2012-05-27T00:17:00</dc:date>
            </office:change-info>
          </text:insertion>
        </text:changed-region>
        <text:changed-region xml:id="ct494523152" text:id="ct494523152">
          <text:deletion>
            <office:change-info>
              <dc:creator>Bob Jacobsen</dc:creator>
              <dc:date>2010-10-08T18:32:00</dc:date>
            </office:change-info>
            <text:p text:style-name="P1">Title</text:p>
            <text:p text:style-name="Standard">Lorem ipsum dolor sit amet, consectetur adipiscing elit. Fusce ornare mattis justo vitae imperdiet. Cum sociis natoque penatibus et magnis dis parturient montes, nascetur ridiculus mus. </text:p>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h text:style-name="Heading_20_1" text:outline-level="1">Section Title</text:h>
            <text:p text:style-name="Standard">Praesent gravida pulvinar vehicula. Vivamus eu nisl eget sem rutrum suscipit id a magna. Integer id ante odio. </text:p>
            <text:list xml:id="list3792867556037016022" text:style-name="L1">
              <text:list-item>
                <text:p text:style-name="P2">Lorem ipsum dolor sit amet, consectetur adipiscing elit. </text:p>
              </text:list-item>
              <text:list-item>
                <text:p text:style-name="P2">Sed consectetur, ipsum et egestas accumsan, felis erat ornare mauris, sit amet suscipit ante orci sed massa.</text:p>
              </text:list-item>
            </text:list>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change-start text:change-id="ct294996320"/>This Working Note contains informative discussion and background for the OpenLCB CAN Message Network. It's under active development, which means it's messy. <text:s/>It is written in several voices because parts will eventually become a Standard and other parts a Technical Note.</text:p>
      <text:h text:style-name="Heading_20_1" text:outline-level="1"><text:change-end text:change-id="ct294996320"/><text:change-start text:change-id="ct295015408"/>Introduction</text:h>
      <text:p text:style-name="Standard">This explanatory (future Technical Note) contains informative discussion and background for the (eventual) corresponding “OpenLCB CAN Message Network Specification”.</text:p>
      <text:p text:style-name="Standard">The protocol is described via three components: <text:span text:style-name="T7">the</text:span> state machine within the node(s), the messages, and the basic interactions that the nodes must take part in. These are separate described below. <text:s/>The messages are described in terms of a general format, and specific message definitions.</text:p>
      <text:p text:style-name="Standard">Messages are transported across a specific data-link level implementation, for example using CAN frames or TCP/IP sockets. <text:s/>The messages are described first in general terms, then mapped to specific implementations. <text:s/>The states and interactions are the same across all data-link implementations.</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OpenLCB is based on a global exchange of individual messages. This specification defines <text:span text:style-name="T7">the</text:span> basic messages and how they interact. Higher-level protocols are based on this message network, but are defined elsewhere.</text:p>
      <text:p text:style-name="Standard">This specification separately describes how messages and/or parts of messages are transported across CAN segments within OpenLCB-CAN format frames.</text:p>
      <text:p text:style-name="Standard">This specification separately describes how messages and/or parts of messages are transported across TCP/IP sockets.</text:p>
      <text:h text:style-name="Heading_20_2" text:outline-level="2">Intended Use</text:h>
      <text:p text:style-name="Standard">The interactions described here are used by all OpenLCB nodes to connect to the OpenLCB network. </text:p>
      <text:p text:style-name="Standard"><text:soft-page-break/>All OpenLCB protocols are built upon the exchange of messages. <text:s/>Higher-level protocols for exchange of data via datagrams, events and for other purposes are constructed using messages as described here.</text:p>
      <text:h text:style-name="Heading_20_2" text:outline-level="2">References and Context</text:h>
      <text:p text:style-name="Standard">For background information on format and presentation, see:</text:p>
      <text:list xml:id="list1286409548407405982" text:style-name="L2">
        <text:list-item>
          <text:p text:style-name="P31">OpenLCB Common Information Technical Note</text:p>
        </text:list-item>
      </text:list>
      <text:p text:style-name="Standard">This specification is in the context of the following OpenLCB Specifications:</text:p>
      <text:list xml:id="list4969066160186074635" text:style-name="L3">
        <text:list-item>
          <text:p text:style-name="P32">The OpenLCB Node Identifier Specification, which specifies Node Identifiers <text:span text:style-name="T7">and</text:span> how they are defined.</text:p>
        </text:list-item>
      </text:list>
      <text:p text:style-name="Standard">This specification is in the context of the following OpenLCB-CAN Specifications:</text:p>
      <text:list xml:id="list109071546" text:continue-numbering="true" text:style-name="L3">
        <text:list-item>
          <text:p text:style-name="P32">The OpenLCB-CAN Frame Transfer Specification, which specifies transfer of OpenLCB messages over CAN segments. “CAN” refers to the electrical and protocol specifications as defined in ISO 11898-1:2003 and ISO 11898-2:2003 and their successors.</text:p>
        </text:list-item>
      </text:list>
      <text:p text:style-name="Standard">This specification is in the context of the following OpenLCB-TCP/IP Specifications:</text:p>
      <text:list xml:id="list1804019297" text:continue-numbering="true" text:style-name="L3">
        <text:list-item>
          <text:p text:style-name="P32">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Heading_20_3" text:outline-level="3">Message Type Indicators</text:h>
      <text:p text:style-name="P14">(Most of this section <text:span text:style-name="T7">should be moved to the end as a section 3, past the Standard annotation)</text:span></text:p>
      <text:p text:style-name="Standard">The general Message Type Indicator (MTI) is a 16-bit quantity, although it may be remapped for specific wire protocols.</text:p>
      <text:p text:style-name="Standard">Many nodes will treat MTIs as magic 16-bit numbers, just comparing them for equality to specific values of interest. <text:s/>That's a perfectly fine node implementation strategy. </text:p>
      <text:p text:style-name="Standard">This section describes how the numeric values for those MTIs are allocated. The current allocations are documented in a separate spreadsheet<text:note text:id="ftn1" text:note-class="footnote"><text:note-citation>1</text:note-citation><text:note-body><text:p text:style-name="Footnote">See <text:a xlink:type="simple" xlink:href="http://openlcb.org/specs/index.html">http://openlcb</text:a><text:a xlink:type="simple" xlink:href="http://openlcb.org/specs/index.html">.org/specs/index.html</text:a> for the current version of the spreadsheet. It provides concrete examples that may help you <text:span text:style-name="T10">understand</text:span> the material in this document.</text:p></text:note-body></text:note>. We keep them in just that one place to avoid conflicting updates. Those allocations are normative. The discussion in this section is not normative on OpenLCB <text:soft-page-break/>users or node developers, but does describe the methods that are to be used for allocating new MTI values for new OpenLCB message and protocol types.</text:p>
      <text:p text:style-name="P14">(This is just informative, not normative; it's the actual MTI values that are normative, not how they were picked; what we're trying to do here <text:span text:style-name="T7">is resolve documentation conflicts in advance, and it's not really working</text:span>)</text:p>
      <text:p text:style-name="Standard">Because the MTI values are specified for each kind of message, the Standard just documents those results. <text:s/>This section of the Technical Note addresses the method for choosing specific values.</text:p>
      <text:p text:style-name="Standard">We've chosen to allocate MTI bit fields to make decoding simpler; if possible, aligned on nibble boundaries to make it easy to read as hexadecimal numbers. We've also used a mix of bit-fields and individual flag bits to increase compatibility when additional MTI values are defined later.</text:p>
      <text:p text:style-name="Standard">There are two basic approaches to identify classes of message types, such as “addressed” vs “global” messages.</text:p>
      <text:list xml:id="list3312738883576397417" text:style-name="L4">
        <text:list-item>
          <text:p text:style-name="P33">Use a dedicated bit field to distinguish the types, e.g. 1 indicates addressed and 0 means global.</text:p>
        </text:list-item>
        <text:list-item>
          <text:p text:style-name="P33">Encode in the type number, e.g. “Type A (addressed) is 1”, “Type B (addressed) is 2”, “Type C (global) is 3”, “Type D (addressed) is 4”.</text:p>
        </text:list-item>
      </text:list>
      <text:p text:style-name="Standard">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text:change-end text:change-id="ct295015408"/></text:p>
      <table:table table:name="Table10" table:style-name="Table10">
        <table:table-column table:style-name="Table10.A"/>
        <table:table-column table:style-name="Table10.B"/>
        <table:table-column table:style-name="Table10.C"/>
        <table:table-row>
          <table:table-cell table:style-name="Table10.A1" office:value-type="string">
            <text:p text:style-name="Table_20_Heading"><text:change-start text:change-id="ct295018960"/>Field Name<text:change-end text:change-id="ct295018960"/></text:p>
          </table:table-cell>
          <table:table-cell table:style-name="Table10.A1" office:value-type="string">
            <text:p text:style-name="Table_20_Heading"><text:change-start text:change-id="ct295019120"/>Size &amp; Location mask<text:change-end text:change-id="ct295019120"/></text:p>
          </table:table-cell>
          <table:table-cell table:style-name="Table10.C1" office:value-type="string">
            <text:p text:style-name="Table_20_Heading"><text:change-start text:change-id="ct295019280"/>Description<text:change-end text:change-id="ct295019280"/></text:p>
          </table:table-cell>
        </table:table-row>
        <table:table-row>
          <table:table-cell table:style-name="Table10.A2" office:value-type="string">
            <text:p text:style-name="Table_20_Contents"><text:change-start text:change-id="ct295019712"/>Reserved<text:change-end text:change-id="ct295019712"/></text:p>
          </table:table-cell>
          <table:table-cell table:style-name="Table10.A2" office:value-type="string">
            <text:p text:style-name="Table_20_Contents"><text:change-start text:change-id="ct295019840"/>2 bits</text:p>
            <text:p text:style-name="Table_20_Contents">0xC000<text:change-end text:change-id="ct295019840"/></text:p>
          </table:table-cell>
          <table:table-cell table:style-name="Table10.C2" office:value-type="string">
            <text:p text:style-name="Table_20_Contents"><text:change-start text:change-id="ct295020000"/>Send and check as zero.<text:change-end text:change-id="ct295020000"/></text:p>
          </table:table-cell>
        </table:table-row>
        <table:table-row>
          <table:table-cell table:style-name="Table10.A2" office:value-type="string">
            <text:p text:style-name="Table_20_Contents"><text:change-start text:change-id="ct295020336"/>Special flag<text:change-end text:change-id="ct295020336"/></text:p>
          </table:table-cell>
          <table:table-cell table:style-name="Table10.A2" office:value-type="string">
            <text:p text:style-name="Table_20_Contents"><text:change-start text:change-id="ct295020528"/>1 bit</text:p>
            <text:p text:style-name="Table_20_Contents">0x2000<text:change-end text:change-id="ct295020528"/></text:p>
          </table:table-cell>
          <table:table-cell table:style-name="Table10.C2" office:value-type="string">
            <text:p text:style-name="Table_20_Contents"><text:change-start text:change-id="ct295018608"/>0 means original-segment only, 1 should be forwarded throughout.<text:change-end text:change-id="ct295018608"/></text:p>
          </table:table-cell>
        </table:table-row>
        <table:table-row>
          <table:table-cell table:style-name="Table10.A2" office:value-type="string">
            <text:p text:style-name="Table_20_Contents"><text:change-start text:change-id="ct295021072"/>Stream or Datagram<text:change-end text:change-id="ct295021072"/></text:p>
          </table:table-cell>
          <table:table-cell table:style-name="Table10.A2" office:value-type="string">
            <text:p text:style-name="Table_20_Contents"><text:change-start text:change-id="ct295021248"/>1 bit</text:p>
            <text:p text:style-name="Table_20_Contents">0x1000<text:change-end text:change-id="ct295021248"/></text:p>
          </table:table-cell>
          <table:table-cell table:style-name="Table10.C2" office:value-type="string">
            <text:p text:style-name="Table_20_Contents"><text:change-start text:change-id="ct295021408"/><text:s/>1 means stream or datagram, 0 means regular message.<text:change-end text:change-id="ct295021408"/></text:p>
          </table:table-cell>
        </table:table-row>
        <table:table-row>
          <table:table-cell table:style-name="Table10.A2" office:value-type="string">
            <text:p text:style-name="Table_20_Contents"><text:change-start text:change-id="ct295021776"/>Static Priority<text:change-end text:change-id="ct295021776"/></text:p>
          </table:table-cell>
          <table:table-cell table:style-name="Table10.A2" office:value-type="string">
            <text:p text:style-name="Table_20_Contents"><text:change-start text:change-id="ct295020736"/>2 bits</text:p>
            <text:p text:style-name="Table_20_Contents">0x0C00<text:change-end text:change-id="ct295020736"/></text:p>
          </table:table-cell>
          <table:table-cell table:style-name="Table10.C2" office:value-type="string">
            <text:p text:style-name="Table_20_Contents"><text:change-start text:change-id="ct295021904"/>0 to 3</text:p>
            <text:p text:style-name="Table_20_Contents">0 goes first, 3 last if priority processing is present<text:change-end text:change-id="ct295021904"/></text:p>
          </table:table-cell>
        </table:table-row>
        <text:soft-page-break/>
        <table:table-row table:style-name="Table10.6">
          <table:table-cell table:style-name="Table10.A2" office:value-type="string">
            <text:p text:style-name="Table_20_Contents"><text:change-start text:change-id="ct295022512"/>Type Within Priority<text:change-end text:change-id="ct295022512"/></text:p>
          </table:table-cell>
          <table:table-cell table:style-name="Table10.A2" office:value-type="string">
            <text:p text:style-name="Table_20_Contents"><text:change-start text:change-id="ct295022688"/>5 bits</text:p>
            <text:p text:style-name="Table_20_Contents"><text:change-end text:change-id="ct295022688"/><text:change-start text:change-id="ct295022816"/>0x03E0<text:change-end text:change-id="ct295022816"/></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295023280"/>Simple Node flag<text:change-end text:change-id="ct295023280"/></text:p>
          </table:table-cell>
          <table:table-cell table:style-name="Table10.A2" office:value-type="string">
            <text:p text:style-name="Table_20_Contents"><text:change-start text:change-id="ct295023456"/>1 bit<text:line-break/>0x0010<text:change-end text:change-id="ct295023456"/></text:p>
          </table:table-cell>
          <table:table-cell table:style-name="Table10.C2" office:value-type="string">
            <text:p text:style-name="Table_20_Contents"><text:change-start text:change-id="ct295023632"/>0 means for simple node, 1 means <text:s/>not<text:change-end text:change-id="ct295023632"/><text:change text:change-id="ct295023808"/></text:p>
          </table:table-cell>
        </table:table-row>
        <table:table-row>
          <table:table-cell table:style-name="Table10.A2" office:value-type="string">
            <text:p text:style-name="Table_20_Contents"><text:change-start text:change-id="ct295024160"/>Address Present<text:change-end text:change-id="ct295024160"/></text:p>
          </table:table-cell>
          <table:table-cell table:style-name="Table10.A2" office:value-type="string">
            <text:p text:style-name="Table_20_Contents"><text:change-start text:change-id="ct295024320"/>1 bit<text:line-break/>0x0008<text:change-end text:change-id="ct295024320"/></text:p>
          </table:table-cell>
          <table:table-cell table:style-name="Table10.C2" office:value-type="string">
            <text:p text:style-name="Table_20_Contents"/>
          </table:table-cell>
        </table:table-row>
        <table:table-row>
          <table:table-cell table:style-name="Table10.A2" office:value-type="string">
            <text:p text:style-name="Table_20_Contents"><text:change-start text:change-id="ct295023024"/>Event ID flag<text:change-end text:change-id="ct295023024"/></text:p>
          </table:table-cell>
          <table:table-cell table:style-name="Table10.A2" office:value-type="string">
            <text:p text:style-name="Table_20_Contents"><text:change-start text:change-id="ct295025024"/>1 bit</text:p>
            <text:p text:style-name="Table_20_Contents">0x0004<text:change-end text:change-id="ct295025024"/></text:p>
          </table:table-cell>
          <table:table-cell table:style-name="Table10.C2" office:value-type="string">
            <text:p text:style-name="Table_20_Contents"><text:change-start text:change-id="ct295025200"/>1 means Event ID present, 0 not present<text:change-end text:change-id="ct295025200"/></text:p>
          </table:table-cell>
        </table:table-row>
        <table:table-row>
          <table:table-cell table:style-name="Table10.A2" office:value-type="string">
            <text:p text:style-name="Table_20_Contents"><text:change-start text:change-id="ct295025552"/>Modifier bits<text:change-end text:change-id="ct295025552"/></text:p>
          </table:table-cell>
          <table:table-cell table:style-name="Table10.A2" office:value-type="string">
            <text:p text:style-name="Table_20_Contents"><text:change-start text:change-id="ct295025712"/>2 bits</text:p>
            <text:p text:style-name="Table_20_Contents">0x0003<text:change-end text:change-id="ct295025712"/></text:p>
          </table:table-cell>
          <table:table-cell table:style-name="Table10.C2" office:value-type="string">
            <text:p text:style-name="Table_20_Contents"><text:change-start text:change-id="ct295026464"/>Used in some MTIs; by default 0b00 sent and checked<text:change-end text:change-id="ct295026464"/></text:p>
          </table:table-cell>
        </table:table-row>
      </table:table>
      <text:p text:style-name="Table_20_Heading"><text:change text:change-id="ct295024032"/><text:change-start text:change-id="ct53518032"/>Table <text:sequence text:ref-name="refTable0" text:name="Table" text:formula="ooow:Table+1" style:num-format="1">1</text:sequence>: Common MTI Layout</text:p>
      <text:p text:style-name="Standard">The “Special” bit defines whether a message on a segment, e.g. a TCP/IP backbone link between CAN gateways, should be propagated off that segment to others. <text:s/>A 0 means that the message should not go through gateways; a 1 indicates that it should.</text:p>
      <text:p text:style-name="Standard">The next bit, the “Stream or Datagram” bit, is set to indicate that this MTI is the data part of the stream or datagram protocols (defined elsewhere). <text:s/>For efficiency sake, these are handled in a special way on CAN and perhaps other wire protocols; this bit makes it easy to identify these MTIs.</text:p>
      <text:p text:style-name="P13"><text:span text:style-name="T11">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2">Values 3-15 or the top 2 bits are not currently used and available for the future.</text:span></text:p>
      <text:p text:style-name="Standard">The next eight bits form a specific message type number. This has substructure:</text:p>
      <text:list xml:id="list6925915047424890750" text:style-name="L5">
        <text:list-item>
          <text:p text:style-name="P34">The most-significant two bits are used to form static priority groups. A 0 bit is considered to have more priority (can be processed first), a 1 bit less priority (can be processed later). The MSB makes a larger statement about priority than the LSB of these two. Priority processing is permitted but not required. This is included to allow protocol designers to ensure that CAN frame reordering (<text:span text:style-name="T7">which, although not always present,</text:span> is a normal part of CAN that must be considered) won't result in problems for communications.</text:p>
        </text:list-item>
      </text:list>
      <text:p text:style-name="P17">The priority mechanism may or may not work outside the priority field; MTIs should be chosen to work in either case.</text:p>
      <text:list xml:id="list272809252" text:continue-numbering="true" text:style-name="L5">
        <text:list-item>
          <text:p text:style-name="P34">The next 5 bits, forming the low nibble, are used to indicate the specific message type within a priority group and taking into account the values of all the other bits. <text:s/>This is the unique part that's selected during the process for designing a new OpenLCB protocol to ensure a unique MTI.</text:p>
        </text:list-item>
        <text:list-item>
          <text:p text:style-name="P34"><text:soft-page-break/>The least significant bit “Simple Node flag” is used to indicate messages meant for “simple” or minimal nodes. A 1 in this bit means that these simple nodes can ignore this message. A 0 in this bit means that <text:span text:style-name="T7">the</text:span> simple nodes must process the message. See the section ??? below for more information. This bit is reserved to 0 for all addressed message types, as a message specifically delivered to a node should be processed.</text:p>
        </text:list-item>
      </text:list>
      <text:p text:style-name="Standard">The bottom nibble of <text:span text:style-name="T7">the</text:span> MTI is interpreted as flags that define the structure and format of the message type.</text:p>
      <text:list xml:id="list7966498803955876584" text:style-name="L6">
        <text:list-item>
          <text:p text:style-name="P35">The most significant bit, <text:span text:style-name="T7">the “Address Present” flag, indicates whether the message carries a destination address (1) or does not carry a destination address (0). These are also referred to as “addressed” or “global” messages respectively.</text:span></text:p>
        </text:list-item>
      </text:list>
      <text:p text:style-name="P17"><text:span text:style-name="T7">Global messages shall be delivered to all nodes.</text:span><text:span text:style-name="T7"><text:note text:id="ftn2" text:note-class="footnote"><text:note-citation>2</text:note-citation><text:note-body><text:p text:style-name="Footnote">The “simple node protocol” is an exception to this, which needs to be worked into this Standard.</text:p></text:note-body></text:note></text:span></text:p>
      <text:p text:style-name="P18">Addressed messages shall be delivered to the node in their destination node ID. <text:s/>They may, but need not, be delivered to other nodes.</text:p>
      <text:list xml:id="list8107684469396019232" text:style-name="L7">
        <text:list-item>
          <text:p text:style-name="P36">The next (second) bit indicates this message carries a P/C Event ID field when set to 1. Setting 0 means that this message does not carry a P/C event ID. If a P/C Event ID is present, it is at a specific location in the message content, right after the destination address (if p<text:span text:style-name="T7">resent) or right after the MTI (if no destination ID present).</text:span></text:p>
        </text:list-item>
      </text:list>
      <text:list xml:id="list5133884498924217223" text:style-name="L8">
        <text:list-item>
          <text:p text:style-name="P37">The two least-significant bits can be used as modifiers to the specific MTI, or (later) used to create additional MTI codes. <text:s/>At present, unless used as MTI modifiers, these should be sent and checked as all 1 bits, 0b11. Some MTIs have additional status bits defined as part of this field. For example, there are two status bits associated with “Consumer Identified” which must be kept in the header since there is no room in the CAN data field. These can be considered as MTI modifier bits.</text:p>
        </text:list-item>
      </text:list>
      <text:p text:style-name="P10">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after the gateway was developed.</text:p>
      <text:p text:style-name="P10">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4" text:outline-level="4">CAN MTI Considerations</text:h>
      <text:p text:style-name="Standard">MTI information is carried in a different format on CAN links to increase bandwidth efficiency, simplify decoding in small processors, and permit use of hardware filtering.</text:p>
      <text:p text:style-name="Standard">The standard CAN MTI field is 12 bits in the header (messages without destination address) or one byte in the data segment (addressed messages). Since CAN frames only carry 8 data bytes, a 1-byte MTI short form will be used until future expansion makes more necessary. The possibility of longer MTI values has been reserved, see below.</text:p>
      <text:p text:style-name="Standard"><text:soft-page-break/>After mapping into one or more CAN Frames, the standard MTIs are mapped to one of eight frame types:</text:p>
      <table:table table:name="Table8" table:style-name="Table8">
        <table:table-column table:style-name="Table8.A"/>
        <table:table-column table:style-name="Table8.B"/>
        <table:table-header-rows>
          <table:table-row>
            <table:table-cell table:style-name="Table8.A1" office:value-type="string">
              <text:p text:style-name="P21">Frame Type</text:p>
            </table:table-cell>
            <table:table-cell table:style-name="Table8.B1" office:value-type="string">
              <text:p text:style-name="Table_20_Heading">Meaning</text:p>
            </table:table-cell>
          </table:table-row>
        </table:table-header-rows>
        <table:table-row>
          <table:table-cell table:style-name="Table8.A2" office:value-type="float" office:value="0">
            <text:p text:style-name="P19">0</text:p>
          </table:table-cell>
          <table:table-cell table:style-name="Table8.B2" office:value-type="string">
            <text:p text:style-name="Table_20_Contents">(Reserved)</text:p>
          </table:table-cell>
        </table:table-row>
        <table:table-row>
          <table:table-cell table:style-name="Table8.A2" office:value-type="float" office:value="1">
            <text:p text:style-name="P19">1</text:p>
          </table:table-cell>
          <table:table-cell table:style-name="Table8.B2" office:value-type="string">
            <text:p text:style-name="Table_20_Contents">Global &amp; Addressed MTI</text:p>
          </table:table-cell>
        </table:table-row>
        <table:table-row>
          <table:table-cell table:style-name="Table8.A2" office:value-type="float" office:value="2">
            <text:p text:style-name="P19">2</text:p>
          </table:table-cell>
          <table:table-cell table:style-name="Table8.B2" office:value-type="string">
            <text:p text:style-name="Table_20_Contents">Datagram complete in frame</text:p>
          </table:table-cell>
        </table:table-row>
        <table:table-row>
          <table:table-cell table:style-name="Table8.A2" office:value-type="float" office:value="3">
            <text:p text:style-name="P19">3</text:p>
          </table:table-cell>
          <table:table-cell table:style-name="Table8.B2" office:value-type="string">
            <text:p text:style-name="Table_20_Contents">Datagram first frame</text:p>
          </table:table-cell>
        </table:table-row>
        <table:table-row>
          <table:table-cell table:style-name="Table8.A2" office:value-type="float" office:value="4">
            <text:p text:style-name="P19">4</text:p>
          </table:table-cell>
          <table:table-cell table:style-name="Table8.B2" office:value-type="string">
            <text:p text:style-name="Table_20_Contents">Datagram middle frame</text:p>
          </table:table-cell>
        </table:table-row>
        <table:table-row>
          <table:table-cell table:style-name="Table8.A2" office:value-type="float" office:value="5">
            <text:p text:style-name="P19">5</text:p>
          </table:table-cell>
          <table:table-cell table:style-name="Table8.B2" office:value-type="string">
            <text:p text:style-name="Table_20_Contents">Datagram final frame</text:p>
          </table:table-cell>
        </table:table-row>
        <table:table-row>
          <table:table-cell table:style-name="Table8.A2" office:value-type="float" office:value="6">
            <text:p text:style-name="P19">6</text:p>
          </table:table-cell>
          <table:table-cell table:style-name="Table8.B2" office:value-type="string">
            <text:p text:style-name="Table_20_Contents">(Reserved)</text:p>
          </table:table-cell>
        </table:table-row>
        <table:table-row>
          <table:table-cell table:style-name="Table8.A2" office:value-type="float" office:value="7">
            <text:p text:style-name="P19">7</text:p>
          </table:table-cell>
          <table:table-cell table:style-name="Table8.B2" office:value-type="string">
            <text:p text:style-name="Table_20_Contents">Stream Data</text:p>
          </table:table-cell>
        </table:table-row>
      </table:table>
      <text:p text:style-name="Table">Table <text:sequence text:ref-name="refTable1" text:name="Table" text:formula="ooow:Table+1" style:num-format="1"/>: MTI Type Values</text:p>
      <text:p text:style-name="Standard"/>
      <text:p text:style-name="Standard">The 2, 3, 4, 5 (Datagram frames) and 7 (Stream Data) values are special cases chosen for efficient processing of large amounts of data on CAN. <text:s/>Most MTIs will map to 0 or 6. (Reference other docs for datagram, streams)</text:p>
      <text:h text:style-name="Heading_20_5" text:outline-level="5">Addressed and Global CAN MTIs</text:h>
      <text:p text:style-name="Standard">MTIs with the “stream or datagram” bit unset are mapped to and from type 1.</text:p>
      <text:p text:style-name="Standard">In this case, the next twelve bits of the CAN header are available for MTI information. <text:s/>These carry the lowest-order 12 bits of the entire MTI, plus by implication the “stream or datagram” and “special” bits as zeros.</text:p>
      <text:p text:style-name="Standard"><text:change-end text:change-id="ct53518032"/><text:change-start text:change-id="ct483882608"/>If the “addressed” bit is <text:change-end text:change-id="ct483882608"/><text:change-start text:change-id="ct484087104"/>set to 1, the destination address is placed in the 1<text:span text:style-name="T18">st</text:span> two bytes of the data part of the CAN frame. <text:s/>The top nibble of the 1<text:span text:style-name="T18">st</text:span> byte contains flags (see below); the lower nibble of the 1<text:span text:style-name="T18">st</text:span> byte, and the entire 2<text:span text:style-name="T18">nd</text:span> byte contain the 12-bit destination alias from the CAN frame level <text:change-end text:change-id="ct484087104"/><text:change-start text:change-id="ct53518160"/>protocols.</text:p>
      <text:p text:style-name="Standard">The format of this in binary is</text:p>
      <text:p text:style-name="Standard"><text:tab/>rrff dddd, dddd dddd</text:p>
      <text:p text:style-name="Standard">rr are two reserved bits.</text:p>
      <text:p text:style-name="Standard">The tw<text:change-end text:change-id="ct53518160"/><text:change-start text:change-id="ct484083232"/>o ff bits can be used for packing and unpacking large messages to a sequence of CAN frames, see below. <text:s/>The coding is</text:p>
      <text:list xml:id="list4779327593170679498" text:style-name="L9">
        <text:list-item>
          <text:p text:style-name="P38"><text:soft-page-break/>00 Only frame</text:p>
        </text:list-item>
        <text:list-item>
          <text:p text:style-name="P38">01 First frame of more than one</text:p>
        </text:list-item>
        <text:list-item>
          <text:p text:style-name="P38">10 Last frame of more than one</text:p>
        </text:list-item>
        <text:list-item>
          <text:p text:style-name="P38">11<text:change-end text:change-id="ct484083232"/><text:change-start text:change-id="ct484083328"/> Middle frame of more than 2.</text:p>
        </text:list-item>
      </text:list>
      <text:p text:style-name="Standard">You can think of these as active-zero start <text:span text:style-name="T7">and</text:span> end bits respectively.</text:p>
      <text:p text:style-name="Standard"><text:change-end text:change-id="ct484083328"/></text:p>
      <table:table table:name="Table11" table:style-name="Table11">
        <table:table-column table:style-name="Table11.A"/>
        <table:table-column table:style-name="Table11.B" table:number-columns-repeated="2"/>
        <table:table-column table:style-name="Table11.D" table:number-columns-repeated="2"/>
        <table:table-column table:style-name="Table11.A"/>
        <table:table-column table:style-name="Table11.B" table:number-columns-repeated="2"/>
        <table:table-column table:style-name="Table11.I"/>
        <table:table-column table:style-name="Table11.B"/>
        <table:table-header-rows>
          <table:table-row>
            <table:table-cell table:style-name="Table11.A1" office:value-type="string">
              <text:p text:style-name="Table_20_Heading"><text:change-start text:change-id="ct398963168"/>Field<text:change-end text:change-id="ct398963168"/></text:p>
            </table:table-cell>
            <table:table-cell table:style-name="Table11.A1" office:value-type="string">
              <text:p text:style-name="Table_20_Heading"><text:change-start text:change-id="ct484122272"/>CAN prefix<text:change-end text:change-id="ct484122272"/></text:p>
            </table:table-cell>
            <table:table-cell table:style-name="Table11.A1" office:value-type="string">
              <text:p text:style-name="Table_20_Heading"><text:change-start text:change-id="ct483809888"/>Frame <text:change-end text:change-id="ct483809888"/><text:change-start text:change-id="ct483519440"/>Type<text:change-end text:change-id="ct483519440"/></text:p>
            </table:table-cell>
            <table:table-cell table:style-name="Table11.A1" office:value-type="string">
              <text:p text:style-name="Table_20_Heading"><text:change-start text:change-id="ct484139600"/>Static Priority<text:change-end text:change-id="ct484139600"/></text:p>
            </table:table-cell>
            <table:table-cell table:style-name="Table11.A1" office:value-type="string">
              <text:p text:style-name="Table_20_Heading"><text:change-start text:change-id="ct484139696"/>Type within Priority<text:change-end text:change-id="ct484139696"/></text:p>
            </table:table-cell>
            <table:table-cell table:style-name="Table11.A1" office:value-type="string">
              <text:p text:style-name="Table_20_Heading"><text:change-start text:change-id="ct484350144"/>Simple Node flag<text:change-end text:change-id="ct484350144"/></text:p>
            </table:table-cell>
            <table:table-cell table:style-name="Table11.A1" office:value-type="string">
              <text:p text:style-name="Table_20_Heading"><text:change-start text:change-id="ct53618272"/>Address Present<text:change-end text:change-id="ct53618272"/></text:p>
            </table:table-cell>
            <table:table-cell table:style-name="Table11.A1" office:value-type="string">
              <text:p text:style-name="Table_20_Heading"><text:change-start text:change-id="ct53618368"/>Event ID present<text:change-end text:change-id="ct53618368"/></text:p>
            </table:table-cell>
            <table:table-cell table:style-name="Table11.A1" office:value-type="string">
              <text:p text:style-name="Table_20_Heading"><text:change-start text:change-id="ct483906768"/>Modifier<text:change-end text:change-id="ct483906768"/><text:change-start text:change-id="ct483906896"/> <text:change-end text:change-id="ct483906896"/><text:change-start text:change-id="ct483893776"/>Bits<text:change-end text:change-id="ct483893776"/></text:p>
            </table:table-cell>
            <table:table-cell table:style-name="Table11.J1" office:value-type="string">
              <text:p text:style-name="Table_20_Heading"><text:change-start text:change-id="ct484159808"/>Source ID<text:change-end text:change-id="ct484159808"/></text:p>
            </table:table-cell>
          </table:table-row>
        </table:table-header-rows>
        <table:table-row>
          <table:table-cell table:style-name="Table11.A2" office:value-type="string">
            <text:p text:style-name="Table_20_Heading"><text:change-start text:change-id="ct54144416"/>Size &amp; location (within 29-bit CAN Header)<text:change-end text:change-id="ct54144416"/></text:p>
          </table:table-cell>
          <table:table-cell table:style-name="Table11.A2" office:value-type="string">
            <text:p text:style-name="P19"><text:change-start text:change-id="ct53613488"/>0x1800,0000<text:change-end text:change-id="ct53613488"/></text:p>
          </table:table-cell>
          <table:table-cell table:style-name="Table11.A2" office:value-type="string">
            <text:p text:style-name="P19"><text:change-start text:change-id="ct484103440"/>0x0700,0000<text:change-end text:change-id="ct484103440"/></text:p>
          </table:table-cell>
          <table:table-cell table:style-name="Table11.A2" office:value-type="string">
            <text:p text:style-name="P19"><text:change-start text:change-id="ct484103568"/>0x00C0,0000<text:change-end text:change-id="ct484103568"/></text:p>
          </table:table-cell>
          <table:table-cell table:style-name="Table11.A2" office:value-type="string">
            <text:p text:style-name="P19"><text:change-start text:change-id="ct484366592"/>0x003E, 0000<text:change-end text:change-id="ct484366592"/></text:p>
          </table:table-cell>
          <table:table-cell table:style-name="Table11.A2" office:value-type="string">
            <text:p text:style-name="P19"><text:change-start text:change-id="ct53728736"/>0x0001,0000<text:change-end text:change-id="ct53728736"/></text:p>
          </table:table-cell>
          <table:table-cell table:style-name="Table11.A2" office:value-type="string">
            <text:p text:style-name="P19"><text:change-start text:change-id="ct295019616"/>0x0000,8000<text:change-end text:change-id="ct295019616"/></text:p>
          </table:table-cell>
          <table:table-cell table:style-name="Table11.A2" office:value-type="string">
            <text:p text:style-name="P19"><text:change-start text:change-id="ct295007024"/>0x0000,4000<text:change-end text:change-id="ct295007024"/></text:p>
          </table:table-cell>
          <table:table-cell table:style-name="Table11.A2" office:value-type="string">
            <text:p text:style-name="P19"><text:change-start text:change-id="ct295037264"/>0x0000,3000<text:change-end text:change-id="ct295037264"/></text:p>
          </table:table-cell>
          <table:table-cell table:style-name="Table11.J2" office:value-type="string">
            <text:p text:style-name="P19"><text:change-start text:change-id="ct295037392"/>12 bits</text:p>
            <text:p text:style-name="P19">0x0000,0FFF<text:change-end text:change-id="ct295037392"/></text:p>
          </table:table-cell>
        </table:table-row>
        <table:table-row>
          <table:table-cell table:style-name="Table11.A2" office:value-type="string">
            <text:p text:style-name="Table_20_Heading"><text:change-start text:change-id="ct295109776"/>Value(s)<text:change-end text:change-id="ct295109776"/></text:p>
          </table:table-cell>
          <table:table-cell table:style-name="Table11.B3" office:value-type="float" office:value="3">
            <text:p text:style-name="P19"><text:change-start text:change-id="ct295109984"/>3<text:change-end text:change-id="ct295109984"/></text:p>
          </table:table-cell>
          <table:table-cell table:style-name="Table11.B3" office:value-type="float" office:value="0">
            <text:p text:style-name="P19"><text:change-start text:change-id="ct295309648"/>0<text:change-end text:change-id="ct295309648"/></text:p>
          </table:table-cell>
          <table:table-cell table:style-name="Table11.A2" table:number-columns-spanned="6" office:value-type="string">
            <text:p text:style-name="P19"><text:change-start text:change-id="ct295309776"/>See Table 1 MTI description<text:change-end text:change-id="ct295309776"/></text:p>
          </table:table-cell>
          <table:covered-table-cell/>
          <table:covered-table-cell/>
          <table:covered-table-cell/>
          <table:covered-table-cell/>
          <table:covered-table-cell/>
          <table:table-cell table:style-name="Table11.J2" office:value-type="string">
            <text:p text:style-name="P19"><text:change-start text:change-id="ct295310016"/>12-bit alias for source node<text:change-end text:change-id="ct295310016"/></text:p>
          </table:table-cell>
        </table:table-row>
      </table:table>
      <text:p text:style-name="Table"><text:change-start text:change-id="ct494373040"/>Table <text:sequence text:ref-name="refTable2" text:name="Table" text:formula="ooow:Table+1" style:num-format="1">3</text:sequence>: Unaddressed MTI CAN Header Format</text:p>
      <text:p text:style-name="Standard"/>
      <text:h text:style-name="Heading_20_5" text:outline-level="5">Datagram and Stream frame format</text:h>
      <text:p text:style-name="P12">This format is used for frames made from Datagram and Stream Data messages, as described in the specifications for those protocols, with values of 2 through 5 and 7 in the Type field respectively.</text:p>
      <text:p text:style-name="Standard">In this case, the 12-bit destination alias is placed in the heade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Table_20_Heading">Field</text:p>
            </table:table-cell>
            <table:table-cell table:style-name="Table2.A1" office:value-type="string">
              <text:p text:style-name="Table_20_Heading">CAN prefix</text:p>
            </table:table-cell>
            <table:table-cell table:style-name="Table2.A1" office:value-type="string">
              <text:p text:style-name="Table_20_Heading">Frame Type</text:p>
            </table:table-cell>
            <table:table-cell table:style-name="Table2.A1" office:value-type="string">
              <text:p text:style-name="Table_20_Heading">Destination ID</text:p>
            </table:table-cell>
            <table:table-cell table:style-name="Table2.E1" office:value-type="string">
              <text:p text:style-name="Table_20_Heading">Source ID</text:p>
            </table:table-cell>
          </table:table-row>
        </table:table-header-rows>
        <table:table-row>
          <table:table-cell table:style-name="Table2.A2" office:value-type="string">
            <text:p text:style-name="Table_20_Heading">Size &amp; location (within 29-bit CAN Header)</text:p>
          </table:table-cell>
          <table:table-cell table:style-name="Table2.A2" office:value-type="string">
            <text:p text:style-name="P19">2 bits</text:p>
            <text:p text:style-name="P19">0x1800,0000</text:p>
          </table:table-cell>
          <table:table-cell table:style-name="Table2.A2" office:value-type="string">
            <text:p text:style-name="P19">3 bits</text:p>
            <text:p text:style-name="P19">0x0700,0000</text:p>
          </table:table-cell>
          <table:table-cell table:style-name="Table2.A2" office:value-type="string">
            <text:p text:style-name="P19">12 bits</text:p>
            <text:p text:style-name="P19">0x00FF,F000</text:p>
          </table:table-cell>
          <table:table-cell table:style-name="Table2.E2" office:value-type="string">
            <text:p text:style-name="P19">12 bits</text:p>
            <text:p text:style-name="P19">0x0000,0FFF</text:p>
          </table:table-cell>
        </table:table-row>
        <table:table-row>
          <table:table-cell table:style-name="Table2.A2" office:value-type="string">
            <text:p text:style-name="Table_20_Heading">Value(s)</text:p>
          </table:table-cell>
          <table:table-cell table:style-name="Table2.B3" office:value-type="float" office:value="3">
            <text:p text:style-name="P19">3</text:p>
          </table:table-cell>
          <table:table-cell table:style-name="Table2.B3" office:value-type="float" office:value="6">
            <text:p text:style-name="P19">6</text:p>
          </table:table-cell>
          <table:table-cell table:style-name="Table2.A2" office:value-type="string">
            <text:p text:style-name="P19">12-bit alias for destination node</text:p>
          </table:table-cell>
          <table:table-cell table:style-name="Table2.E2" office:value-type="string">
            <text:p text:style-name="P19">12-bit alias for source node</text:p>
          </table:table-cell>
        </table:table-row>
      </table:table>
      <text:p text:style-name="Table">Table <text:sequence text:ref-name="refTable3" text:name="Table" text:formula="ooow:Table+1" style:num-format="1">4</text:sequence>: Addressed MTI CAN Header Format</text:p>
      <text:p text:style-name="P12"/>
      <text:p text:style-name="P12"/>
      <text:h text:style-name="Heading_20_5" text:outline-level="5">CAN Notes</text:h>
      <text:p text:style-name="Standard">Note that the priority bit in the CAN frame is separate from the static priority field in the MTI format specification.</text:p>
      <text:p text:style-name="Standard">Because of their length, standard-header CAN frames don't carry the bits for the CAN MTI. Both hardware and software generally provide these as 0 bits, <text:span text:style-name="T7">and</text:span> require that the user code check an “extended” flag to know whether it's dealing with a standard or extended frame. <text:s/>By ensuring that CAN header part of the MTI coding can never be zero, we ensure that standard frames don't accidentally get interpreted as OpenLCB frames. (The leading priority bit's default value of 1 can't be assumed to always be present)</text:p>
      <text:h text:style-name="Heading_20_3" text:outline-level="3">Message Content</text:h>
      <text:p text:style-name="Standard">The message content consists of:</text:p>
      <text:list xml:id="list6478541650170905135" text:style-name="L10">
        <text:list-item>
          <text:p text:style-name="P39">The source Node ID</text:p>
        </text:list-item>
        <text:list-item>
          <text:p text:style-name="P39">The MTI</text:p>
        </text:list-item>
        <text:list-item>
          <text:p text:style-name="P39">If flagged as present, the destination Node ID</text:p>
        </text:list-item>
        <text:list-item>
          <text:p text:style-name="P39">If flagged as present, an Event ID</text:p>
        </text:list-item>
        <text:list-item>
          <text:p text:style-name="P39">Any other content as defined for the specific message type</text:p>
        </text:list-item>
      </text:list>
      <text:p text:style-name="Standard">The exact format and order are defined by <text:span text:style-name="T7">the</text:span> specific wire protocols, but in all cases the message must be fully decodable based on the flag-bit information in the MTI.</text:p>
      <text:h text:style-name="Heading_20_2" text:outline-level="2">States</text:h>
      <text:p text:style-name="Standard">The message network layer in an OpenLCB node has two states: </text:p>
      <text:list xml:id="list395033755174420018" text:style-name="L11">
        <text:list-item>
          <text:p text:style-name="P40">Uninitialized</text:p>
        </text:list-item>
        <text:list-item>
          <text:p text:style-name="P40">Initialized</text:p>
        </text:list-item>
      </text:list>
      <text:p text:style-name="Standard">Nodes shall start in the Uninitialized state.</text:p>
      <text:p text:style-name="Standard"><text:soft-page-break/>A node in the Uninitialized state may transmit an Initialization Complete message. <text:s/>A node in the Uninitialized state shall not transmit any other message type.</text:p>
      <text:p text:style-name="Standard">A node in <text:span text:style-name="T7">the</text:span> Initialized state may transmit any message type.</text:p>
      <text:p text:style-name="Standard">The Uninitialized state is only occupied when the node is first starting up. <text:s/>This makes for a really simple state machine: Just send Initialization Complete message first thing on coming up.</text:p>
      <text:p text:style-name="Standard">At present, there's no way to deliberately return to the Uninitialized state. No need for this has been identified.</text:p>
      <text:h text:style-name="Heading_20_2" text:outline-level="2">Definition of Specific Messages</text:h>
      <text:p text:style-name="Standard">This section defines the format of common core messages. Although there is a short description of the purpose of the message, this is <text:span text:style-name="T7">just</text:span> for identification &amp; explanatory purposes. The meaning of <text:span text:style-name="T7">the</text:span> messages is defined by the interactions they appear in, <text:span text:style-name="T7">which</text:span> are described in later sections.</text:p>
      <text:p text:style-name="Standard">Note that Node ID in the data part of several messages is sent in full 48-bit format in all wire protocols, specifically including CAN, even if an alias or alternate form is available elsewhere in the message.</text:p>
      <text:h text:style-name="Heading_20_3" text:outline-level="3">Initialization Complete</text:h>
      <text:p text:style-name="Standard">Indicates that the sending node initialization is complete, and once the message is delivered, reachable on the network.</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0">Name</text:p>
          </table:table-cell>
          <table:table-cell table:style-name="Table3.A1" office:value-type="string">
            <text:p text:style-name="P20">Dest ID</text:p>
          </table:table-cell>
          <table:table-cell table:style-name="Table3.A1" office:value-type="string">
            <text:p text:style-name="P20">Event ID</text:p>
          </table:table-cell>
          <table:table-cell table:style-name="Table3.A1" office:value-type="string">
            <text:p text:style-name="P20">Simple Node </text:p>
          </table:table-cell>
          <table:table-cell table:style-name="Table3.A1" office:value-type="string">
            <text:p text:style-name="P20">Common</text:p>
            <text:p text:style-name="P20">MTI</text:p>
          </table:table-cell>
          <table:table-cell table:style-name="Table3.A1" office:value-type="string">
            <text:p text:style-name="P20">CAN format</text:p>
          </table:table-cell>
          <table:table-cell table:style-name="Table3.G1" office:value-type="string">
            <text:p text:style-name="P20">Data Content</text:p>
          </table:table-cell>
        </table:table-row>
        <table:table-row>
          <table:table-cell table:style-name="Table3.A2" office:value-type="string">
            <text:p text:style-name="Table_20_Contents">Initialization Complete</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N</text:p>
          </table:table-cell>
          <table:table-cell table:style-name="Table3.A2" office:value-type="string">
            <text:p text:style-name="P19">0x0100</text:p>
          </table:table-cell>
          <table:table-cell table:style-name="Table3.A2" office:value-type="string">
            <text:p text:style-name="P19">0x1910,0sss</text:p>
          </table:table-cell>
          <table:table-cell table:style-name="Table3.G2" office:value-type="string">
            <text:p text:style-name="P19">Sending Source ID</text:p>
          </table:table-cell>
        </table:table-row>
      </table:table>
      <text:p text:style-name="Standard"/>
      <text:h text:style-name="Heading_20_3" text:outline-level="3">Verify Node ID</text:h>
      <text:p text:style-name="Standard">Issued to determine which node(s) are present and can be reached.</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0">Name</text:p>
          </table:table-cell>
          <table:table-cell table:style-name="Table4.A1" office:value-type="string">
            <text:p text:style-name="P20">Dest ID</text:p>
          </table:table-cell>
          <table:table-cell table:style-name="Table4.A1" office:value-type="string">
            <text:p text:style-name="P20">Event ID</text:p>
          </table:table-cell>
          <table:table-cell table:style-name="Table4.A1" office:value-type="string">
            <text:p text:style-name="P20">Simple Node </text:p>
          </table:table-cell>
          <table:table-cell table:style-name="Table4.A1" office:value-type="string">
            <text:p text:style-name="P20">Common</text:p>
            <text:p text:style-name="P20">MTI</text:p>
          </table:table-cell>
          <table:table-cell table:style-name="Table4.A1" office:value-type="string">
            <text:p text:style-name="P20">CAN format</text:p>
          </table:table-cell>
          <table:table-cell table:style-name="Table4.G1" office:value-type="string">
            <text:p text:style-name="P20">Data Content</text:p>
          </table:table-cell>
        </table:table-row>
        <table:table-row>
          <table:table-cell table:style-name="Table4.A2" table:number-rows-spanned="2" office:value-type="string">
            <text:p text:style-name="P19">Verify Node ID</text:p>
          </table:table-cell>
          <table:table-cell table:style-name="Table4.A2" office:value-type="string">
            <text:p text:style-name="P19">N</text:p>
          </table:table-cell>
          <table:table-cell table:style-name="Table4.A2" office:value-type="string">
            <text:p text:style-name="P19">N</text:p>
          </table:table-cell>
          <table:table-cell table:style-name="Table4.A2" office:value-type="string">
            <text:p text:style-name="P19">Y</text:p>
          </table:table-cell>
          <table:table-cell table:style-name="Table4.A2" office:value-type="string">
            <text:p text:style-name="P19">0x28A7</text:p>
          </table:table-cell>
          <table:table-cell table:style-name="Table4.A2" office:value-type="string">
            <text:p text:style-name="P19">0x1949,0sss</text:p>
          </table:table-cell>
          <table:table-cell table:style-name="Table4.G2" office:value-type="string">
            <text:p text:style-name="P19">(optional) Node ID</text:p>
          </table:table-cell>
        </table:table-row>
        <table:table-row>
          <table:covered-table-cell/>
          <table:table-cell table:style-name="Table4.A2" office:value-type="string">
            <text:p text:style-name="P19">Y</text:p>
          </table:table-cell>
          <table:table-cell table:style-name="Table4.A2" office:value-type="string">
            <text:p text:style-name="P19">N</text:p>
          </table:table-cell>
          <table:table-cell table:style-name="Table4.A2" office:value-type="string">
            <text:p text:style-name="P19"/>
          </table:table-cell>
          <table:table-cell table:style-name="Table4.A2" office:value-type="string">
            <text:p text:style-name="P19">0x30A0</text:p>
          </table:table-cell>
          <table:table-cell table:style-name="Table4.A2" office:value-type="string">
            <text:p text:style-name="P19">0x1948,8sss fddd</text:p>
          </table:table-cell>
          <table:table-cell table:style-name="Table4.G2" office:value-type="string">
            <text:p text:style-name="P19">(optional) Node ID</text:p>
          </table:table-cell>
        </table:table-row>
      </table:table>
      <text:p text:style-name="Standard"/>
      <text:p text:style-name="Standard">There are multiple forms of the Verify Node ID message.</text:p>
      <text:p text:style-name="Standard">The global (unaddressed) format may include an optional NodeID. <text:s/>If present, only nodes with a matching Node ID should reply. <text:s/>If absent, all nodes should reply.</text:p>
      <text:p text:style-name="Standard"><text:soft-page-break/>The addressed form may include an optional full NodeID in the data section. The addressed node must always reply, whether or not a Node ID is carried in the data, and whether there's a match when the optional Node ID is present. The optional NodeID idea just serves as documentation of the intent of the request. <text:s/>(Makes sense on CAN, not so much on other transports that don't use aliases).</text:p>
      <text:p text:style-name="P10">(Should the discussion of replying be here, or under interactions? Might be better to have this section talk about the meaning of the Node ID, rather that about replies.)</text:p>
      <text:p text:style-name="P10">(In the TN, add an example of the full format messages, which can include two copies of the Node ID due to the way destination alias mapping works)</text:p>
      <text:h text:style-name="Heading_20_3" text:outline-level="3">Verified Node ID</text:h>
      <text:p text:style-name="P10">Reply to the Verify Node ID message.</text:p>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0">Name</text:p>
          </table:table-cell>
          <table:table-cell table:style-name="Table5.A1" office:value-type="string">
            <text:p text:style-name="P20">Dest ID</text:p>
          </table:table-cell>
          <table:table-cell table:style-name="Table5.A1" office:value-type="string">
            <text:p text:style-name="P20">Event ID</text:p>
          </table:table-cell>
          <table:table-cell table:style-name="Table5.A1" office:value-type="string">
            <text:p text:style-name="P20">Simple Node </text:p>
          </table:table-cell>
          <table:table-cell table:style-name="Table5.A1" office:value-type="string">
            <text:p text:style-name="P20">Common</text:p>
            <text:p text:style-name="P20">MTI</text:p>
          </table:table-cell>
          <table:table-cell table:style-name="Table5.A1" office:value-type="string">
            <text:p text:style-name="P20">CAN format</text:p>
          </table:table-cell>
          <table:table-cell table:style-name="Table5.G1" office:value-type="string">
            <text:p text:style-name="P20">Data Content</text:p>
          </table:table-cell>
        </table:table-row>
        <table:table-row>
          <table:table-cell table:style-name="Table5.A2" office:value-type="string">
            <text:p text:style-name="P19">Verified Node ID</text:p>
          </table:table-cell>
          <table:table-cell table:style-name="Table5.A2" office:value-type="string">
            <text:p text:style-name="P19">N</text:p>
          </table:table-cell>
          <table:table-cell table:style-name="Table5.A2" office:value-type="string">
            <text:p text:style-name="P19">N</text:p>
          </table:table-cell>
          <table:table-cell table:style-name="Table5.A2" office:value-type="string">
            <text:p text:style-name="P19">Y</text:p>
          </table:table-cell>
          <table:table-cell table:style-name="Table5.A2" office:value-type="string">
            <text:p text:style-name="P19">0x28B7</text:p>
          </table:table-cell>
          <table:table-cell table:style-name="Table5.A2" office:value-type="string">
            <text:p text:style-name="P19">0x1917,0sss</text:p>
          </table:table-cell>
          <table:table-cell table:style-name="Table5.G2" office:value-type="string">
            <text:p text:style-name="P19">Full Node ID of sending node</text:p>
          </table:table-cell>
        </table:table-row>
      </table:table>
      <text:p text:style-name="P10">The node ID in the data is redundant on wire protocols that carry the full source ID, but can be very valuable for wire protocols that abbreviate (“alias”) the source ID within the messages, e.g. CAN.</text:p>
      <text:p text:style-name="P10">(With the new format, should there be an addressed version of this? Can always send to the source ID/alias of request, so will always work.)</text:p>
      <text:p text:style-name="P10">This could have, we think, been an addressed message. <text:s/>The source information on the Verify Node ID request will be enough to get the Verified Node ID reply back to the originator. <text:s/>Just in case, though, we left it as a global which is defined to go everywhere, so routing of it can't fail.</text:p>
      <text:h text:style-name="Heading_20_3" text:outline-level="3">Optional Interaction Rejected</text:h>
      <text:p text:style-name="Standard"/>
      <text:p text:style-name="Standard"/>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20">Name</text:p>
          </table:table-cell>
          <table:table-cell table:style-name="Table6.A1" office:value-type="string">
            <text:p text:style-name="P20">Dest ID</text:p>
          </table:table-cell>
          <table:table-cell table:style-name="Table6.A1" office:value-type="string">
            <text:p text:style-name="P20">Event ID</text:p>
          </table:table-cell>
          <table:table-cell table:style-name="Table6.A1" office:value-type="string">
            <text:p text:style-name="P20">Simple Node </text:p>
          </table:table-cell>
          <table:table-cell table:style-name="Table6.A1" office:value-type="string">
            <text:p text:style-name="P20">Common</text:p>
            <text:p text:style-name="P20">MTI</text:p>
          </table:table-cell>
          <table:table-cell table:style-name="Table6.A1" office:value-type="string">
            <text:p text:style-name="P20">CAN format</text:p>
          </table:table-cell>
          <table:table-cell table:style-name="Table6.G1" office:value-type="string">
            <text:p text:style-name="P20">Data Content</text:p>
          </table:table-cell>
        </table:table-row>
        <table:table-row table:style-name="Table6.1">
          <table:table-cell table:style-name="Table6.A2" office:value-type="string">
            <text:p text:style-name="P19">Optional Interaction Rejected</text:p>
          </table:table-cell>
          <table:table-cell table:style-name="Table6.A2" office:value-type="string">
            <text:p text:style-name="P19">Y</text:p>
          </table:table-cell>
          <table:table-cell table:style-name="Table6.A2" office:value-type="string">
            <text:p text:style-name="P19">N</text:p>
          </table:table-cell>
          <table:table-cell table:style-name="Table6.A2" office:value-type="string">
            <text:p text:style-name="P19"/>
          </table:table-cell>
          <table:table-cell table:style-name="Table6.A2" office:value-type="string">
            <text:p text:style-name="P19">0x30C0</text:p>
          </table:table-cell>
          <table:table-cell table:style-name="Table6.A2" office:value-type="string">
            <text:p text:style-name="P19">0x1906,8sss fddd</text:p>
          </table:table-cell>
          <table:table-cell table:style-name="Table6.G2" office:value-type="string">
            <text:p text:style-name="P19">Error codes, MTI, optional information</text:p>
          </table:table-cell>
        </table:table-row>
      </table:table>
      <text:p text:style-name="P12"/>
      <text:p text:style-name="P11">The contents are, in order:</text:p>
      <text:list xml:id="list8994644767859068632" text:style-name="L12">
        <text:list-item>
          <text:p text:style-name="P42">Two bytes of error code.</text:p>
        </text:list-item>
        <text:list-item>
          <text:p text:style-name="P41"><text:soft-page-break/><text:span text:style-name="T7">Two bytes of MTI. <text:s/>If the frame transport only delivered part of the MTI</text:span><text:span text:style-name="T7"><text:note text:id="ftn3" text:note-class="footnote"><text:note-citation>3</text:note-citation><text:note-body><text:p text:style-name="Footnote">For example, CAN delivers <text:change text:change-id="ct53768160"/><text:change-start text:change-id="ct53505136"/>13<text:change-end text:change-id="ct53505136"/> bits of the MTI via each frame<text:change-start text:change-id="ct53505264"/> (the special bit is known to be zero)<text:change-end text:change-id="ct53505264"/>.</text:p></text:note-body></text:note></text:span><text:span text:style-name="T7">,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text:p>
      <text:p text:style-name="P18">0x1000 bit: if set, this is known to be a temporary error, and the interaction can be retried.</text:p>
      <text:p text:style-name="P18">0x2000 bit: if set, this is known to be a permanent error, and the interaction must not be retried.</text:p>
      <text:h text:style-name="Heading_20_3" text:outline-level="3">Terminate Due to Error</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20">Name</text:p>
          </table:table-cell>
          <table:table-cell table:style-name="Table7.A1" office:value-type="string">
            <text:p text:style-name="P20">Dest ID</text:p>
          </table:table-cell>
          <table:table-cell table:style-name="Table7.A1" office:value-type="string">
            <text:p text:style-name="P20">Event ID</text:p>
          </table:table-cell>
          <table:table-cell table:style-name="Table7.A1" office:value-type="string">
            <text:p text:style-name="P20">Simple Node </text:p>
          </table:table-cell>
          <table:table-cell table:style-name="Table7.A1" office:value-type="string">
            <text:p text:style-name="P20">Common</text:p>
            <text:p text:style-name="P20">MTI</text:p>
          </table:table-cell>
          <table:table-cell table:style-name="Table7.A1" office:value-type="string">
            <text:p text:style-name="P20">CAN format</text:p>
          </table:table-cell>
          <table:table-cell table:style-name="Table7.G1" office:value-type="string">
            <text:p text:style-name="P20">Data Content</text:p>
          </table:table-cell>
        </table:table-row>
        <table:table-row>
          <table:table-cell table:style-name="Table7.A2" office:value-type="string">
            <text:p text:style-name="P19">Terminate Due to Error</text:p>
          </table:table-cell>
          <table:table-cell table:style-name="Table7.A2" office:value-type="string">
            <text:p text:style-name="P19">Y</text:p>
          </table:table-cell>
          <table:table-cell table:style-name="Table7.A2" office:value-type="string">
            <text:p text:style-name="P19">N</text:p>
          </table:table-cell>
          <table:table-cell table:style-name="Table7.A2" office:value-type="string">
            <text:p text:style-name="P19"/>
          </table:table-cell>
          <table:table-cell table:style-name="Table7.A2" office:value-type="string">
            <text:p text:style-name="P19">0x30D0</text:p>
          </table:table-cell>
          <table:table-cell table:style-name="Table7.A2" office:value-type="string">
            <text:p text:style-name="P19">0x190A,8sss fddd</text:p>
          </table:table-cell>
          <table:table-cell table:style-name="Table7.G2" office:value-type="string">
            <text:p text:style-name="P19">Error code, MTI, optional information</text:p>
          </table:table-cell>
        </table:table-row>
      </table:table>
      <text:p text:style-name="P18"/>
      <text:p text:style-name="P11">The contents are, in order:</text:p>
      <text:list xml:id="list669608685" text:continue-numbering="true" text:style-name="L12">
        <text:list-item>
          <text:p text:style-name="P42">Two bytes of error code.</text:p>
        </text:list-item>
        <text:list-item>
          <text:p text:style-name="P41"><text:span text:style-name="T7">Two bytes of MTI. <text:s/>If the frame transport only delivered part of the MTI</text:span><text:span text:style-name="T7"><text:note text:id="ftn4" text:note-class="footnote"><text:note-citation>4</text:note-citation><text:note-body><text:p text:style-name="Footnote"><text:change-start text:change-id="ct295332608"/>For example, CAN delivers 14 bits of the MTI<text:change-end text:change-id="ct295332608"/><text:change-start text:change-id="ct295333280"/> via each frame (the special bit is known to be zero and <text:span text:style-name="T10">the</text:span> stream/datagram bit can be inferred).<text:change-end text:change-id="ct295333280"/></text:p></text:note-body></text:note></text:span><text:span text:style-name="T7">, that content is returned with the rest of the MTI bits set to zero.</text:span></text:p>
        </text:list-item>
        <text:list-item>
          <text:p text:style-name="P42">Any extra bytes that the node wishes to include. There can be zero or more of these. These must be described in the node documentation.</text:p>
        </text:list-item>
      </text:list>
      <text:p text:style-name="P11">Nodes must process this message even if not all of the contents are provided.</text:p>
      <text:p text:style-name="P11">Error codes: <text:s/><text:span text:style-name="T19">(combine the errors flags into a single section)</text:span></text:p>
      <text:p text:style-name="P18">0x1000 bit: if set, this is known to be a temporary error, and the interaction can be retried.</text:p>
      <text:p text:style-name="P18">0x2000 bit: if set, this is known to be a permanent error, and the interaction must not be retried.</text:p>
      <text:p text:style-name="P18"/>
      <text:h text:style-name="Heading_20_3" text:outline-level="3">Protocol Support Inquiry</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20">Name</text:p>
          </table:table-cell>
          <table:table-cell table:style-name="Table9.A1" office:value-type="string">
            <text:p text:style-name="P20">Dest ID</text:p>
          </table:table-cell>
          <table:table-cell table:style-name="Table9.A1" office:value-type="string">
            <text:p text:style-name="P20">Event ID</text:p>
          </table:table-cell>
          <table:table-cell table:style-name="Table9.A1" office:value-type="string">
            <text:p text:style-name="P20">Simple Node </text:p>
          </table:table-cell>
          <table:table-cell table:style-name="Table9.A1" office:value-type="string">
            <text:p text:style-name="P20">Common</text:p>
            <text:p text:style-name="P20">MTI</text:p>
          </table:table-cell>
          <table:table-cell table:style-name="Table9.A1" office:value-type="string">
            <text:p text:style-name="P20">CAN format</text:p>
          </table:table-cell>
          <table:table-cell table:style-name="Table9.G1" office:value-type="string">
            <text:p text:style-name="P20">Data Content</text:p>
          </table:table-cell>
        </table:table-row>
        <text:soft-page-break/>
        <table:table-row>
          <table:table-cell table:style-name="Table9.A2" office:value-type="string">
            <text:p text:style-name="P19">Protocol Support Inquiry</text:p>
          </table:table-cell>
          <table:table-cell table:style-name="Table9.A2" office:value-type="string">
            <text:p text:style-name="P19">Y</text:p>
          </table:table-cell>
          <table:table-cell table:style-name="Table9.A2" office:value-type="string">
            <text:p text:style-name="P19">N</text:p>
          </table:table-cell>
          <table:table-cell table:style-name="Table9.A2" office:value-type="string">
            <text:p text:style-name="P19">N</text:p>
          </table:table-cell>
          <table:table-cell table:style-name="Table9.A2" office:value-type="string">
            <text:p text:style-name="P19">0x32E0</text:p>
          </table:table-cell>
          <table:table-cell table:style-name="Table9.A2" office:value-type="string">
            <text:p text:style-name="P19">0x1Edd,dsss 2E</text:p>
          </table:table-cell>
          <table:table-cell table:style-name="Table9.G2" office:value-type="string">
            <text:p text:style-name="P19">(none)</text:p>
          </table:table-cell>
        </table:table-row>
      </table:table>
      <text:p text:style-name="Standard"/>
      <text:p text:style-name="Standard"/>
      <text:h text:style-name="Heading_20_3" text:outline-level="3"><text:bookmark text:name="psr"/>Protocol Support Reply</text:h>
      <text:p text:style-name="Standard"/>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office:value-type="string">
            <text:p text:style-name="P20">Name</text:p>
          </table:table-cell>
          <table:table-cell table:style-name="Table12.A1" office:value-type="string">
            <text:p text:style-name="P20">Dest ID</text:p>
          </table:table-cell>
          <table:table-cell table:style-name="Table12.A1" office:value-type="string">
            <text:p text:style-name="P20">Event ID</text:p>
          </table:table-cell>
          <table:table-cell table:style-name="Table12.A1" office:value-type="string">
            <text:p text:style-name="P20">Simple Node </text:p>
          </table:table-cell>
          <table:table-cell table:style-name="Table12.A1" office:value-type="string">
            <text:p text:style-name="P20">Common</text:p>
            <text:p text:style-name="P20">MTI</text:p>
          </table:table-cell>
          <table:table-cell table:style-name="Table12.A1" office:value-type="string">
            <text:p text:style-name="P20">CAN format</text:p>
          </table:table-cell>
          <table:table-cell table:style-name="Table12.G1" office:value-type="string">
            <text:p text:style-name="P20">Data Content</text:p>
          </table:table-cell>
        </table:table-row>
        <table:table-row>
          <table:table-cell table:style-name="Table12.A2" office:value-type="string">
            <text:p text:style-name="P19">Protocol Support Reply</text:p>
          </table:table-cell>
          <table:table-cell table:style-name="Table12.A2" office:value-type="string">
            <text:p text:style-name="P19">Y</text:p>
          </table:table-cell>
          <table:table-cell table:style-name="Table12.A2" office:value-type="string">
            <text:p text:style-name="P19">N</text:p>
          </table:table-cell>
          <table:table-cell table:style-name="Table12.A2" office:value-type="string">
            <text:p text:style-name="P19">N</text:p>
          </table:table-cell>
          <table:table-cell table:style-name="Table12.A2" office:value-type="string">
            <text:p text:style-name="P19">0x32F0</text:p>
          </table:table-cell>
          <table:table-cell table:style-name="Table12.A2" office:value-type="string">
            <text:p text:style-name="P19">0x1Edd,dsss 2F</text:p>
          </table:table-cell>
          <table:table-cell table:style-name="Table12.G2" office:value-type="string">
            <text:p text:style-name="P15">One or more bytes identifying the supported OpenLCB protocols; see Table immediately below for coding.</text:p>
          </table:table-cell>
        </table:table-row>
      </table:table>
      <text:p text:style-name="P12"/>
      <text:p text:style-name="Standard">A 1 bit in a position indicates that the corresponding protocol is supported by the sending node. A 0 bit in a position indicates that the corresponding protocol is not supported by the sending node.</text:p>
      <text:p text:style-name="Standard"><text:change-end text:change-id="ct494373040"/></text:p>
      <table:table table:name="Table13" table:style-name="Table13">
        <table:table-column table:style-name="Table13.A"/>
        <table:table-column table:style-name="Table13.B"/>
        <table:table-header-rows>
          <table:table-row table:style-name="Table13.1">
            <table:table-cell table:style-name="Table13.A1" office:value-type="string">
              <text:p text:style-name="P21"><text:change-start text:change-id="ct541465920"/><text:s text:c="4"/>vv vv vv vv vv vv<text:change-end text:change-id="ct541465920"/></text:p>
            </table:table-cell>
            <table:table-cell table:style-name="Table13.B1" office:value-type="string">
              <text:p text:style-name="P21"><text:change-start text:change-id="ct541504192"/>Protocol<text:change-end text:change-id="ct541504192"/></text:p>
            </table:table-cell>
          </table:table-row>
        </table:table-header-rows>
        <table:table-row table:style-name="Table13.1">
          <table:table-cell table:style-name="Table13.A2" office:value-type="string">
            <text:p text:style-name="P15"><text:change-start text:change-id="ct541648576"/>0x80 00 00 00 00 00<text:change-end text:change-id="ct541648576"/></text:p>
          </table:table-cell>
          <table:table-cell table:style-name="Table13.B2" office:value-type="string">
            <text:p text:style-name="P19"><text:change-start text:change-id="ct494326688"/>Simple Protocol subset<text:change-end text:change-id="ct494326688"/></text:p>
          </table:table-cell>
        </table:table-row>
        <table:table-row table:style-name="Table13.1">
          <table:table-cell table:style-name="Table13.A2" office:value-type="string">
            <text:p text:style-name="P15"><text:change-start text:change-id="ct459587808"/>0x40 00 00 00 00 00<text:change-end text:change-id="ct459587808"/></text:p>
          </table:table-cell>
          <table:table-cell table:style-name="Table13.B2" office:value-type="string">
            <text:p text:style-name="P19"><text:change-start text:change-id="ct459664560"/>Datagram Protocol<text:change-end text:change-id="ct459664560"/></text:p>
          </table:table-cell>
        </table:table-row>
        <table:table-row table:style-name="Table13.1">
          <table:table-cell table:style-name="Table13.A2" office:value-type="string">
            <text:p text:style-name="P15"><text:change-start text:change-id="ct541645024"/>0x20 00 00 00 00 00<text:change-end text:change-id="ct541645024"/></text:p>
          </table:table-cell>
          <table:table-cell table:style-name="Table13.B2" office:value-type="string">
            <text:p text:style-name="P19"><text:change-start text:change-id="ct295332400"/>Stream Protocol<text:change-end text:change-id="ct295332400"/></text:p>
          </table:table-cell>
        </table:table-row>
        <table:table-row table:style-name="Table13.1">
          <table:table-cell table:style-name="Table13.A2" office:value-type="string">
            <text:p text:style-name="P15"><text:change-start text:change-id="ct295311696"/>0x10 00 00 00 00 00<text:change-end text:change-id="ct295311696"/></text:p>
          </table:table-cell>
          <table:table-cell table:style-name="Table13.B2" office:value-type="string">
            <text:p text:style-name="P19"><text:change-start text:change-id="ct295333824"/>Memory Configuration Protocol<text:change-end text:change-id="ct295333824"/></text:p>
          </table:table-cell>
        </table:table-row>
        <table:table-row table:style-name="Table13.1">
          <table:table-cell table:style-name="Table13.A2" office:value-type="string">
            <text:p text:style-name="P15"><text:change-start text:change-id="ct295334048"/>0x08 00 00 00 00 00<text:change-end text:change-id="ct295334048"/></text:p>
          </table:table-cell>
          <table:table-cell table:style-name="Table13.B2" office:value-type="string">
            <text:p text:style-name="P19"><text:change-start text:change-id="ct295334208"/>Reservation Protocol<text:change-end text:change-id="ct295334208"/></text:p>
          </table:table-cell>
        </table:table-row>
        <table:table-row table:style-name="Table13.1">
          <table:table-cell table:style-name="Table13.A2" office:value-type="string">
            <text:p text:style-name="P15"><text:change-start text:change-id="ct295334512"/>0x04 00 00 00 00 00<text:change-end text:change-id="ct295334512"/></text:p>
          </table:table-cell>
          <table:table-cell table:style-name="Table13.B2" office:value-type="string">
            <text:p text:style-name="P19"><text:change-start text:change-id="ct295334672"/>Event Exchange (Producer/Consumer) Protocol<text:change-end text:change-id="ct295334672"/></text:p>
          </table:table-cell>
        </table:table-row>
        <table:table-row table:style-name="Table13.1">
          <table:table-cell table:style-name="Table13.A2" office:value-type="string">
            <text:p text:style-name="P15"><text:change-start text:change-id="ct295335120"/>0x02 00 00 00 00 00<text:change-end text:change-id="ct295335120"/></text:p>
          </table:table-cell>
          <table:table-cell table:style-name="Table13.B2" office:value-type="string">
            <text:p text:style-name="P19"><text:change-start text:change-id="ct295335616"/>Identification Protocol<text:change-end text:change-id="ct295335616"/></text:p>
          </table:table-cell>
        </table:table-row>
        <table:table-row table:style-name="Table13.1">
          <table:table-cell table:style-name="Table13.A2" office:value-type="string">
            <text:p text:style-name="P15"><text:change-start text:change-id="ct295335920"/>0x01 00 00 00 00 00<text:change-end text:change-id="ct295335920"/></text:p>
          </table:table-cell>
          <table:table-cell table:style-name="Table13.B2" office:value-type="string">
            <text:p text:style-name="P19"><text:change-start text:change-id="ct295336080"/>Teaching/Learning Configuration Protocol<text:change-end text:change-id="ct295336080"/></text:p>
          </table:table-cell>
        </table:table-row>
        <table:table-row table:style-name="Table13.1">
          <table:table-cell table:style-name="Table13.A2" office:value-type="string">
            <text:p text:style-name="P15"><text:change-start text:change-id="ct295196864"/>0x00 80 00 00 00 00<text:change-end text:change-id="ct295196864"/></text:p>
          </table:table-cell>
          <table:table-cell table:style-name="Table13.B2" office:value-type="string">
            <text:p text:style-name="P19"><text:change-start text:change-id="ct295196960"/>Remote Button Protocol<text:change-end text:change-id="ct295196960"/></text:p>
          </table:table-cell>
        </table:table-row>
        <text:soft-page-break/>
        <table:table-row table:style-name="Table13.1">
          <table:table-cell table:style-name="Table13.A2" office:value-type="string">
            <text:p text:style-name="P15"><text:change-start text:change-id="ct295197264"/>0x00 40 00 00 00 00<text:change-end text:change-id="ct295197264"/></text:p>
          </table:table-cell>
          <table:table-cell table:style-name="Table13.B2" office:value-type="string">
            <text:p text:style-name="P19"><text:change-start text:change-id="ct295335216"/>Abbreviated Default CDI Protocol<text:change-end text:change-id="ct295335216"/></text:p>
          </table:table-cell>
        </table:table-row>
        <table:table-row table:style-name="Table13.1">
          <table:table-cell table:style-name="Table13.A2" office:value-type="string">
            <text:p text:style-name="P15"><text:change-start text:change-id="ct295346768"/>0x00 20 00 00 00 00<text:change-end text:change-id="ct295346768"/></text:p>
          </table:table-cell>
          <table:table-cell table:style-name="Table13.B2" office:value-type="string">
            <text:p text:style-name="P19"><text:change-start text:change-id="ct295346864"/>Display Protocol<text:change-end text:change-id="ct295346864"/></text:p>
          </table:table-cell>
        </table:table-row>
        <table:table-row table:style-name="Table13.1">
          <table:table-cell table:style-name="Table13.A2" office:value-type="string">
            <text:p text:style-name="P15"><text:change-start text:change-id="ct295347136"/>0x00 10 00 00 00 00<text:change-end text:change-id="ct295347136"/></text:p>
          </table:table-cell>
          <table:table-cell table:style-name="Table13.B2" office:value-type="string">
            <text:p text:style-name="P19"><text:change-start text:change-id="ct295347296"/>Simple Node Information Protocol<text:change-end text:change-id="ct295347296"/></text:p>
          </table:table-cell>
        </table:table-row>
        <table:table-row table:style-name="Table13.1">
          <table:table-cell table:style-name="Table13.A2" office:value-type="string">
            <text:p text:style-name="P15"><text:change-start text:change-id="ct295255520"/>0x00 08 00 00 00 00<text:change-end text:change-id="ct295255520"/></text:p>
          </table:table-cell>
          <table:table-cell table:style-name="Table13.B2" office:value-type="string">
            <text:p text:style-name="P19"><text:change-start text:change-id="ct295197488"/>Configuration Description Information (CDI)<text:change-end text:change-id="ct295197488"/></text:p>
          </table:table-cell>
        </table:table-row>
        <table:table-row table:style-name="Table13.1">
          <table:table-cell table:style-name="Table13.A2" office:value-type="string">
            <text:p text:style-name="P15"><text:change-start text:change-id="ct295256064"/>0x00 04 00 00 00 00<text:change-end text:change-id="ct295256064"/></text:p>
          </table:table-cell>
          <table:table-cell table:style-name="Table13.B2" office:value-type="string">
            <text:p text:style-name="P19"><text:change-start text:change-id="ct295256272"/>Traction Control Protocol (Train Protocol)<text:change-end text:change-id="ct295256272"/></text:p>
          </table:table-cell>
        </table:table-row>
        <table:table-row table:style-name="Table13.1">
          <table:table-cell table:style-name="Table13.A2" office:value-type="string">
            <text:p text:style-name="P15"><text:change-start text:change-id="ct295256544"/>0x00 02 00 00 00 00<text:change-end text:change-id="ct295256544"/></text:p>
          </table:table-cell>
          <table:table-cell table:style-name="Table13.B2" office:value-type="string">
            <text:p text:style-name="P19"><text:change-start text:change-id="ct295256752"/>Function Description Information (FDI)<text:change-end text:change-id="ct295256752"/></text:p>
          </table:table-cell>
        </table:table-row>
        <table:table-row table:style-name="Table13.1">
          <table:table-cell table:style-name="Table13.A2" office:value-type="string">
            <text:p text:style-name="P15"><text:change-start text:change-id="ct295257056"/>0x00 01 00 00 00 00<text:change-end text:change-id="ct295257056"/></text:p>
          </table:table-cell>
          <table:table-cell table:style-name="Table13.B2" office:value-type="string">
            <text:p text:style-name="P19"><text:change-start text:change-id="ct295257232"/>DCC Command Station Protocol<text:change-end text:change-id="ct295257232"/></text:p>
          </table:table-cell>
        </table:table-row>
        <table:table-row table:style-name="Table13.1">
          <table:table-cell table:style-name="Table13.A2" office:value-type="string">
            <text:p text:style-name="P19"><text:change-start text:change-id="ct517460768"/>All others<text:change-end text:change-id="ct517460768"/></text:p>
          </table:table-cell>
          <table:table-cell table:style-name="Table13.B2" office:value-type="string">
            <text:p text:style-name="P19"><text:change-start text:change-id="ct295255616"/>Reserved for future protocol bits. Shall be sent as 0 and ignored upon receipt.<text:change-end text:change-id="ct295255616"/></text:p>
          </table:table-cell>
        </table:table-row>
      </table:table>
      <text:p text:style-name="P12"><text:change-start text:change-id="ct187551584"/></text:p>
      <text:h text:style-name="Heading_20_2" text:outline-level="2">Interactions</text:h>
      <text:p text:style-name="Standard">All nodes must be able to take part in all standard interactions.</text:p>
      <text:h text:style-name="Heading_20_3" text:outline-level="3">Node Initialization</text:h>
      <text:p text:style-name="Standard">Newly functional nodes, once their start-up is complete and they are fully operational, shall send an "Initialization Complete" message and enter Initialized state.</text:p>
      <text:list xml:id="list8410423722294095300" text:style-name="L13">
        <text:list-item>
          <text:p text:style-name="P43">There is no guarantee that any other node is listening for this. No reply is possible. </text:p>
        </text:list-item>
        <text:list-item>
          <text:p text:style-name="P43">Nodes must not emit any other OpenLCB message before the “Initialization Complete” message.</text:p>
        </text:list-item>
      </text:list>
      <text:p text:style-name="Standard">Sending the IC message is required to insure that higher-level tools are notified that they may start to work with the node. </text:p>
      <text:h text:style-name="Heading_20_3" text:outline-level="3">Node ID Detection</text:h>
      <text:p text:style-name="Standard">Upon receipt of a Verify Node ID Number message addressed to it, or an unaddressed Verify Node ID Number message, a node will reply with an unaddressed Verified Node ID Number. </text:p>
      <text:p text:style-name="Standard">If a node receives multiple Verify Node ID Number messages before being able to reply, it may combine multiple unaddressed Verified Node ID number responses into one.</text:p>
      <text:p text:style-name="Standard">This can be used as check that a specific node is still reachable. When wire protocols compress the originating and/or destination NID, this can be used to obtain the full NID. </text:p>
      <text:p text:style-name="Standard">The standard Verify Node ID Number interaction can be used to get the full 48-bit NID from a node for translation. At power up each node must obtain a alias that is locally unique. Gateways will also have to obtain unique aliases for remote nodes they are proxying on to the segment. </text:p>
      <text:p text:style-name="Standard"><text:soft-page-break/>(With the addition of an addressed form of the Verified Node ID message, is the above complete?)</text:p>
      <text:h text:style-name="Heading_20_4" text:outline-level="4">Example: Node obtaining local alias from full node ID</text:h>
      <text:p text:style-name="Standard">For wire protocols like CAN, which require short node aliases to send messages, Verify Node ID can be used to get the CAN alias from a known node ID by sending the global form with the full node ID in the data. <text:s/>Only the desired node will reply, that reply can be identified by the full node ID in <text:span text:style-name="T7">the</text:span> data part of the message, and the desired node's alias will be <text:span text:style-name="T7">in the</text:span> source ID part of the message.</text:p>
      <text:h text:style-name="Heading_20_4" text:outline-level="4">Example: Finding a full node ID <text:span text:style-name="T13">from</text:span> a local alias</text:h>
      <text:p text:style-name="Standard">For wire protocols like CAN, which require short node aliases to send messages, Verify Node ID can be used to get the full node ID from a local alias by sending the addressed form to the alias. <text:s/>Only the desired node will reply, that reply can be identified by <text:span text:style-name="T7">the</text:span> known alias in the source ID part of the message, and the full node ID will be <text:span text:style-name="T7">in the</text:span> data part of the message.</text:p>
      <text:h text:style-name="Heading_20_4" text:outline-level="4">Example: Finding all nodes</text:h>
      <text:p text:style-name="Standard">Send the global form with no node ID. <text:s/></text:p>
      <text:h text:style-name="Heading_20_4" text:outline-level="4">Example: Confirming that a specific node can still be reached</text:h>
      <text:p text:style-name="Standard">If you have the necessary information (e.g. node alias) use the addressed form, as it's less load on the entire system. Otherwise use the global form with the Node ID in the data.</text:p>
      <text:h text:style-name="Heading_20_3" text:outline-level="3">Error Handling</text:h>
      <text:p text:style-name="Standard">There are multiple mandatory error-handling scenarios defined.</text:p>
      <text:p text:style-name="Standard">(Need to explain “optional” here)</text:p>
      <text:h text:style-name="Heading_20_4" text:outline-level="4">Reject Addressed Optional Interaction</text:h>
      <text:list xml:id="list5283345155694036739" text:style-name="L14">
        <text:list-item>
          <text:p text:style-name="P44">Node A receives an addressed message from Node B that carries Node A's NID. </text:p>
        </text:list-item>
      </text:list>
      <text:list xml:id="list2955435406130312960" text:style-name="L15">
        <text:list-item>
          <text:p text:style-name="P45">The MTI indicates the start of an optional interaction. </text:p>
        </text:list-item>
      </text:list>
      <text:list xml:id="list3195987209795220280" text:style-name="L16">
        <text:list-item>
          <text:p text:style-name="P46">If Node A does not want to take part in the optional interaction, it may send an Optional Interaction Rejected message addressed to Node B with the original MTI in the message content. There is no requirement that OIR be sent; the node may silently ignore the incoming message.</text:p>
        </text:list-item>
      </text:list>
      <text:p text:style-name="Standard">(The message content also contains an optional reason code and an optional data value. (Define use))</text:p>
      <text:p text:style-name="Standard">(This is written that sending the OIR in return is optional. <text:s/>This greatly increases the complexity of error handling on the originating node, though, as it can't assume that lost messages are a transient error. It would be better to have this be a mandatory response to simplify that. <text:s/>Does it add much complexity cost to the nodes?)</text:p>
      <text:p text:style-name="Standard"><text:soft-page-break/>(<text:change-end text:change-id="ct187551584"/><text:change-start text:change-id="ct187551712"/>The phrasing is also in terms of an "optional interaction", which doesn't cover the case of "undefined interaction", e.g. an MTI that's not allocated. Since any given node doesn't actually know whether an MTI has been allocated or not (it might have been built a while ago, with new optional protocols added since then), this should be rephrased. I'll add a to-do item for that too.)<text:change-end text:change-id="ct187551712"/><text:change-start text:change-id="ct53659392"/></text:p>
      <text:p text:style-name="Standard">Example: <text:s/>A CAN node receives an addressed message with an unrecognized MTI:</text:p>
      <text:p text:style-name="P22">19EDCAAA <text:span text:style-name="T20">0123</text:span></text:p>
      <text:p text:style-name="Standard">It replies with</text:p>
      <text:p text:style-name="Standard">19068123 0A AA <text:span text:style-name="T17">20 00 </text:span><text:span text:style-name="T16">0E DC</text:span></text:p>
      <text:p text:style-name="Standard"><text:change-end text:change-id="ct53659392"/><text:change-start text:change-id="ct484061888"/><text:span text:style-name="T7">The 0C indicates Reject Optional Interaction. The </text:span><text:change-end text:change-id="ct484061888"/><text:change-start text:change-id="ct483680096"/><text:span text:style-name="T8">0E DC</text:span><text:change-end text:change-id="ct483680096"/><text:change-start text:change-id="ct398860176"/><text:span text:style-name="T7"> is as much as can be reconstructed of the original MTI. Note that it includes an addressed bit set, 10 00.</text:span><text:change-end text:change-id="ct398860176"/><text:change-start text:change-id="ct53587968"/><text:span text:style-name="T7"> The </text:span><text:span text:style-name="T9">20 00</text:span><text:span text:style-name="T7"> is the error code, which in this case indicates this is a permanent error.</text:span><text:change-end text:change-id="ct53587968"/><text:change-start text:change-id="ct517461472"/></text:p>
      <text:h text:style-name="Heading_20_4" text:outline-level="4">Reject Unaddressed Optional Interaction</text:h>
      <text:list xml:id="list5768079102336690" text:style-name="L17">
        <text:list-item>
          <text:p text:style-name="P47">Node A receives an unaddressed message from Node B. </text:p>
        </text:list-item>
        <text:list-item>
          <text:p text:style-name="P47">The MTI indicates the start of an optional interaction. </text:p>
        </text:list-item>
      </text:list>
      <text:p text:style-name="Standard">If Node A does not want to take part in the optional interaction, it silently drops the message without reply. </text:p>
      <text:h text:style-name="Heading_20_4" text:outline-level="4">Reject Addressed Standard Interaction Due to Error</text:h>
      <text:list xml:id="list1411065516072801216" text:style-name="L18">
        <text:list-item>
          <text:p text:style-name="P48">Node A is taking part in an addressed interaction with Node B. Either node may be able to send the next message.</text:p>
        </text:list-item>
        <text:list-item>
          <text:p text:style-name="P48">Some error condition prevents Node A from continuing the interaction. </text:p>
        </text:list-item>
        <text:list-item>
          <text:p text:style-name="P48">To terminate the interaction, Node A sends a Terminate Due to Error message to Node B. It then resets it's state so as to no longer be taking part in the addressed interaction.</text:p>
        </text:list-item>
      </text:list>
      <text:p text:style-name="Standard">The message content contains the most recent MTI received in this interaction, a mandatory reason code and an optional data value. The use of these fields is to be defined, but reserved space is to be transmitted, so we specify the bytes.</text:p>
      <text:p text:style-name="Standard">Note that the specification doesn't say whether Node A or Node B started the interaction. <text:s/>It could have been either. <text:s/>Node A is just the name for the node that can't continue and wants to stop the interaction.</text:p>
      <text:p text:style-name="Standard">This is a very coarse mechanism <text:span text:style-name="T7">that</text:span> is meant to handle rare events that should not routinely occur. <text:s/>The “most recent MTI received” values is not always sufficient to determine <text:span text:style-name="T7">which</text:span> interaction is being referred to. <text:s/>Higher level protocols should define more focused and reliable mechanisms if they are likely to encounter errors.</text:p>
      <text:p text:style-name="Standard">Nodes must handle messages of this type that arrive without MTIs and error code information.</text:p>
      <text:p text:style-name="Standard">Needs definition of a permanent vs temporary bit in the error code information (consider choosing bits in a similar way to the datagram definitions)</text:p>
      <text:p text:style-name="Standard"><text:soft-page-break/>(add an example e.g. two PIP requests which the node can't handle, please retry) (Make it clear when this option is <text:span text:style-name="T15">not</text:span><text:change-end text:change-id="ct517461472"/><text:change-start text:change-id="ct517452976"/> available in the protocol docs; assume it is if not otherwise indicated; simplifies little nodes)<text:change-end text:change-id="ct517452976"/><text:change-start text:change-id="ct517566048"/></text:p>
      <text:h text:style-name="Heading_20_3" text:outline-level="3">Duplicate Node ID Discovery</text:h>
      <text:p text:style-name="Standard">OpenLCB nodes must have unique node IDs. The Frame Transfer protocol will detect duplicate node IDs on a single CAN OpenLCB segment, e.g. a single CAN bus, but is not intended to detect duplicate node IDs across multiple segments. To detect duplicates across the entire connected OpenLCB, all OpenLCB nodes must indicate an error if they detect an incoming message with a Source Node ID equal to their own. If possible, they should indicate it at the board itself using a light or similar. If possible, they should emit a PCER message with the “Duplicate Source ID detected” global event, which will carry the duplicate node ID in the Source Node ID field. (But how can they “must” if those are “if possible”?)</text:p>
      <text:p text:style-name="Standard">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Optionally, could allow to send again after e.g. 5 seconds)</text:p>
      <text:p text:style-name="Standard">Yes, this is level jumping, but it's the best way to do it within the existing structure. <text:span text:style-name="T19">(reference Event documents for more detail)</text:span></text:p>
      <text:p text:style-name="Standard">To further improve the reliability of this detection, OpenLCB nodes should, but need not, emit a Verified Node ID message every 30 to 90 seconds. As an implementation detail, it's recommended that CAN-attached nodes use their NIDa to pick that interval so that messages don't bunch up.</text:p>
      <text:h text:style-name="Heading_20_3" text:outline-level="3">Supported Protocol Inquiry and Response</text:h>
      <text:p text:style-name="Standard">OpenLCB defines various optional protocols. If another node attempts to use a protocol that the target node doesn't implement, there are well-defined rules for how the target node will either signal an error or ignore the request.</text:p>
      <text:p text:style-name="Standard">For some uses, it's convenient to be able to tell whether a node implements a protocol before attempting to use it. <text:s/>The Protocol Support Inquiry and Protocol Support Reply messages define a method for doing that.</text:p>
      <text:p text:style-name="Standard">To determine which protocols a node implements, a Protocol Support Inquiry message is sent to the specific node. It will reply with a Protocol Support Reply message that contains six bytes of data. A specific bit position has been reserved for each defined protocol. If the bit is zero or not present, the protocol is not supported and requests to use it will result in a error. If present and 1, the protocol is supported.</text:p>
      <text:p text:style-name="Standard">It is not necessary to use these messages to check whether an addressed protocol is supported by a node before attempting to use the protocol. If it's not, the standard error handling mechanism will indicate that.</text:p>
      <text:p text:style-name="Standard">These messages provides a way to check, without errors, whether the protocol is supported. Avoiding errors provides a cleaner system. <text:s/>Further, this method can check support for protocols that use global (non-addressed messages); nodes are not permitted to return errors for global messages.</text:p>
      <text:p text:style-name="Standard"><text:soft-page-break/>We don't explicitly reference all the protocol definitions that are associated with specific bits. <text:s/>Implementors can find them from the protocol names, and we don't want to clog up this section of the Standard <text:span text:style-name="T7">with a</text:span> set of references that we'll <text:span text:style-name="T7">have</text:span> to update continually.</text:p>
      <text:p text:style-name="Standard">The CAN messages were defined to be part of the “simple” subset. <text:s/>Low-end nodes may want to implement this protocol so that higher-function nodes can easily learn their limitations.</text:p>
      <text:p text:style-name="Standard">Generally, the node designer will just provide a simple fixed value for the reply. On CAN, the entire frame is fixed except for the source and destination aliases. <text:s/>The destination alias can be taken directly from the request packet.</text:p>
      <text:p text:style-name="Standard">The requirement for messages of “one or more bytes” is to allow for future expansion. <text:s/>Messages of more than 6 bytes on CAN will be sent using the start/end message framing bits. It's not necessary to send extra zero bytes past any bits that need to be asserted.</text:p>
      <text:p text:style-name="Standard">Other nodes can snoop on this interaction to learn the protocols supported by a node, without having to send their own inquiry. <text:s/>It's not expected that the protocols supported by a specific node will change with time, although the Standard does not require that they be immutable. There's no mechanism for a node to request an update if another node's list of supported protocols changes, nor is there a mechanism for a node to inform others that its list has changed.</text:p>
      <text:p text:style-name="Standard">A node must promptly reply to the Inquiry message with the Reply message. On the other hand, the general message standard requires that a node not supporting this protocol reply to the Inquiry message with a Optional Interaction Rejected message. <text:s/>Either way, a node sending a Protocol Id Inquiry message can count on getting a rapid reply.</text:p>
      <text:p text:style-name="Standard">OpenLCB is big-endian, so the protocol bits have been assigned from the MSB of the 1<text:span text:style-name="T18">st</text:span> byte.</text:p>
      <text:p text:style-name="P16">In general, nodes using this interaction don't need to know the meaning of bits defined after the node was created. <text:s/>A node is looking to see whether a particular protocol is present or not so that it <text:span text:style-name="T7">can</text:span> select what actions to take. <text:s/>A newly-defined protocol isn't among the things that the node will try to reason about. <text:s/>This allows us to eventually extend the length of the reply without causing trouble for existing nodes.</text:p>
      <text:p text:style-name="P16">We define the bits here, rather than in the individual protocol definitions, to reduce the risk of duplicate assignments. Duplicate assignments would be obvious here, but not so much when spread across separate documents.</text:p>
      <text:p text:style-name="P16">Before the CAN message start/end bits were defined, the 0x00 00 00 00 00 0F bits in the PIP reply message were defined for expansion. <text:s/>Nodes were to ignore any frames with one or more of those bits set. That mechanism has been deprecated and all known implementations updated to remove it. It's possible that nodes implementing that early version will misinterpret PIP replies once those bits represent specific protocols, but bits in the first CAN frame are valuable, so rather than reserve bits for that unlikely case, we've just required that those (few) nodes be fixed.</text:p>
      <text:p text:style-name="Standard">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16"><text:soft-page-break/>The information returned is intended to be considered static: <text:s/>A node may request it and never have to request it again, because it won't change. <text:s/>(For development purposes, a node might be reprogrammed, so <text:span text:style-name="T7">it might be useful if configuration tools have a way to force rescan of this data)</text:span></text:p>
      <text:h text:style-name="Heading_20_2" text:outline-level="2">Routing</text:h>
      <text:p text:style-name="Standard">All messages can be, but don't have to be, presented to every node for processing.</text:p>
      <text:p text:style-name="Standard">All components that forward messages may, but are not required to, forward every message. <text:s/>They are required to forward addressed messages in such way that the message arrives at the addressed node, and that messages to that node preserve order within a given priority, and that a lower priority message never passes a higher priority message. </text:p>
      <text:p text:style-name="Standard">Unless specific arrangements are made within a specific protocol, all components that forward messages are required to forward unaddressed (global) messages in such a way that the messages arrive at every node. <text:s/>(The simple node protocol provides an example of a specific arrangement for not forwarding some messages)</text:p>
      <text:p text:style-name="Standard">Global messages must be presented to and acted upon by the node sending them. <text:s/>For example, a message that requires global replies from all notes with a certain condition must result in a reply message from the original sending node if that condition <text:span text:style-name="T7">is true for that node. <text:s/>(This enables passive condition monitoring by other nodes on the network)</text:span></text:p>
      <text:p text:style-name="Standard"><text:span text:style-name="T7">(Need to talk about buffering here. <text:s/>Switching between transports is a routing issue, and has to be done right, although much of it will be specified in data-link level standards)</text:span></text:p>
      <text:p text:style-name="Standard"><text:span text:style-name="T7">CAN implementations must send the frames of a message together to reduce buffering. <text:s/>Although higher-priority messages can be sent in the middle of a lower-priority message, there are only N priority levels, so receives only need to provide N buffers per node to reassemble CAN messages.</text:span></text:p>
      <text:h text:style-name="Heading_20_2" text:outline-level="2">Delays and Timeouts</text:h>
      <text:p text:style-name="Standard">Nodes shall send messages required by OpenLCB protocols within 750 msec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p text:style-name="Standard">Needs a discussion of handling failed communications. The protocols are all designed to have error-responses (error reply to datagram; Option Interaction Rejected) instead of silently failing for directed messages. Timeout logic is only necessary to handle transport failures and failures of nodes to execute the protocols, including e.g. when they power off in the middle of something. The Standard should say that “Nodes shall allow at least nnn msec for a reply to be received to their communications” and “Nodes shall reply to messages within mmm msec”. <text:s/>Then this TN can talk about timeouts, how you have to assume that you'll have to wait for a reply when arranging state machines and buffering, and the generic issues around recovering from an expected reply not being received. <text:s/>Any specific issues with timeout recovery can be discussed in <text:span text:style-name="T7">the</text:span> messge-specific parts of the TN.<text:change-end text:change-id="ct517566048"/><text:change-start text:change-id="ct517453696"/></text:p>
      <text:h text:style-name="Heading_20_1" text:outline-level="1"><text:change-end text:change-id="ct517453696"/><text:change-start text:change-id="ct517447312"/><text:soft-page-break/>Simple Node Protocol Subset</text:h>
      <text:p text:style-name="Standard"><text:change-end text:change-id="ct517447312"/><text:change-start text:change-id="ct517370528"/>OpenLCB uses the “Simple Node Protocol” concept to distinguish a subset of global message types that are never needed by certain “simple” nodes. They can then be rapidly ignored by those nodes, gateways can filter them out, etc. This note describes the Simple Node Protocol. It is not normative on node implementors.</text:p>
      <text:p text:style-name="Standard">Simple nodes are defined as the leaf nodes that do basic layout control (input/output) operations. These nodes need to be able to<text:note text:id="ftn5" text:note-class="footnote"><text:note-citation>5</text:note-citation><text:note-body><text:p text:style-name="Footnote"><text:change-start text:change-id="ct517460896"/>Simple nodes also have to do whatever is needed to function with their specific wire protocol, e.g. send <text:change-end text:change-id="ct517460896"/><text:change-start text:change-id="ct517447440"/>CID/RID frames on CAN.<text:change-end text:change-id="ct517447440"/></text:p></text:note-body></text:note> </text:p>
      <text:list xml:id="list5621483738554047971" text:style-name="L19">
        <text:list-item>
          <text:p text:style-name="P49">indicate their presence (by sending Initialization Complete messages and replying to Verify Node messages)</text:p>
        </text:list-item>
        <text:list-item>
          <text:p text:style-name="P49">send and receive event reports (through PCER messages and associated reports)</text:p>
        </text:list-item>
        <text:list-item>
          <text:p text:style-name="P49">be configured (through related messages, datagrams and in some cases streams)</text:p>
        </text:list-item>
      </text:list>
      <text:p text:style-name="Standard">and perhaps other things in the future. Those messages form the Simple Node Protocol subset of the full OpenLCB protocols. Note that this is an asymmetric subset: <text:s/>Simple nodes can send some types of messages and receive others.</text:p>
      <text:p text:style-name="Standard">On the other hand, gateways, configuration tools and other network-aware nodes are not simple nodes. These nodes need access to the full OpenLCB protocol so they can</text:p>
      <text:list xml:id="list3097770798136234392" text:style-name="L20">
        <text:list-item>
          <text:p text:style-name="P50">learn about the appearance of other nodes (by receiving Initialization Complete messages)</text:p>
        </text:list-item>
        <text:list-item>
          <text:p text:style-name="P50">learn about other producers and consumers (by receiving status messages) </text:p>
        </text:list-item>
      </text:list>
      <text:p text:style-name="Standard">and similar. To do this, they must be able to send and receive every message type.</text:p>
      <text:p text:style-name="Standard">For ease of filtering, a specific bit in the MTI identifies the global messages needed by simple nodes. This bit allows OpenLCB to define new MTIs in the future and still include them in the “simple node protocol” subset or outside it without having to modify existing nodes. See the MTI allocation TN for more information on <text:span text:style-name="T7">this</text:span>. <text:s/></text:p>
      <text:p text:style-name="Standard">Gateways <text:span text:style-name="T14">that</text:span> are serving network segments (e.g. single CAN segments) that contain only simple nodes may suppress unaddressed (global) messages that do not contain simple-node MTIs. </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7">the</text:span> current MTI definitions.</text:p>
      <text:h text:style-name="Heading_20_3" text:outline-level="3">Messages Transmitted</text:h>
      <text:p text:style-name="Standard">Simple nodes may transmit any message, which must propagate correctly. </text:p>
      <text:h text:style-name="Heading_20_3" text:outline-level="3">Messages Received</text:h>
      <text:p text:style-name="Standard">Simple nodes must receive any message specifically addressed to them, plus the following unaddressed global messages:</text:p>
      <text:list xml:id="list1037638764665944510" text:style-name="L21">
        <text:list-item>
          <text:p text:style-name="P51"><text:soft-page-break/>Verify Node ID – They need to receive this so that they can reply to it.</text:p>
        </text:list-item>
        <text:list-item>
          <text:p text:style-name="P51">Verified Node ID – They need to receive this because it's the reply to their own request, which might be used to e.g. locate a node for delayed sending of status</text:p>
        </text:list-item>
        <text:list-item>
          <text:p text:style-name="P51">Protocol Support Inquiry – They need to receive this so that they can reply to it.</text:p>
        </text:list-item>
        <text:list-item>
          <text:p text:style-name="P51">Identify Consumers, Identify Producers, Identify Events – <text:span text:style-name="T14">because</text:span> others will ask this of them</text:p>
        </text:list-item>
        <text:list-item>
          <text:p text:style-name="P51">Learn Event – so they can be programmed</text:p>
        </text:list-item>
        <text:list-item>
          <text:p text:style-name="P51">P/C Event Report – what they do for a living</text:p>
        </text:list-item>
      </text:list>
      <text:p text:style-name="Standard">In the future, additional MTIs will be defined. If simple nodes need to received them, the MTI will indicate that via the Simple bit; see previous section.</text:p>
      <text:h text:style-name="Heading_20_3" text:outline-level="3">Messages Not Received</text:h>
      <text:p text:style-name="Standard">Messages not listed in the section above do not need to be received by simple nodes.</text:p>
      <text:p text:style-name="Standard">A brief description of why the following message types are not necessary for simple nodes:</text:p>
      <text:list xml:id="list5306969766080857416" text:style-name="L22">
        <text:list-item>
          <text:p text:style-name="P52">Initialization Complete: Used to indicate that a node is newly available to the network. Simple nodes only care about their specific tasks, and by definition are not interested in the overall structure and availability of the network.</text:p>
        </text:list-item>
        <text:list-item>
          <text:p text:style-name="P52">Consumer Identified, Consumer Identify Range: These are of interest to gateways and configuration tools, but an individual producer does not need to know which (if any) nodes are consuming its produced events.</text:p>
        </text:list-item>
        <text:list-item>
          <text:p text:style-name="P52">Producer Identified, Producer Identify Range: These are of interest to gateways and configuration tools, but an individual consumer does not need to know which (if any) nodes are producing its consumed events.</text:p>
        </text:list-item>
      </text:list>
      <text:h text:style-name="Heading_20_1" text:outline-level="1"><text:change-end text:change-id="ct517370528"/><text:change-start text:change-id="ct53641984"/>Gateway Processing</text:h>
      <text:p text:style-name="Standard">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h text:style-name="Heading_20_1" text:outline-level="1"><text:change-end text:change-id="ct53641984"/><text:change-start text:change-id="ct517724912"/>Expansion</text:h>
      <text:h text:style-name="Heading_20_2" text:outline-level="2"><text:change-end text:change-id="ct517724912"/><text:change-start text:change-id="ct484062080"/>Longer MTIs</text:h>
      <text:p text:style-name="Standard">On the expansion past 16 bit MTIs both for global and addressed messages. Easy to take up another byte, harder to get optimal use out of it. To preserve the CAN priority structure, an MTI with each of <text:span text:style-name="T7">the</text:span> priority levels has been reserved. <text:s/>Messages with one of these MTIs will treat the start of the data second of the message (after the destination address et al, if present) as another byte of MTI. Nodes created before the expanded MTIs need to be defined can <text:span text:style-name="T7">just</text:span> ignore them.</text:p>
      <text:h text:style-name="Heading_20_2" text:outline-level="2"><text:soft-page-break/>Longer Messages<text:change-end text:change-id="ct484062080"/><text:change-start text:change-id="ct53659488"/></text:h>
      <text:p text:style-name="Standard">Longer than 8-byte global, 7-byte <text:change-end text:change-id="ct53659488"/><text:change-start text:change-id="ct53525424"/>addressed messages don't fit in a single frame. <text:s/>Discuss mechanism. <text:s/>Includes issues of guaranteed place for global to land in a node, e.g. memory management. (Spare frame type; request resend w/o buffering, but how long to hang on to origina<text:change-end text:change-id="ct53525424"/><text:change-start text:change-id="ct483680192"/>l?)<text:change-end text:change-id="ct483680192"/><text:change-start text:change-id="ct517462736"/></text:p>
      <text:p text:style-name="Standard"><text:change-end text:change-id="ct517462736"/><text:change-start text:change-id="ct517830992"/>PIP reply uses “break into N frames with MTI at start”: <text:s/>One message becomes N smaller ones. <text:s/>But it's a directed reply, so <text:span text:style-name="T7">the</text:span> requestor can ensure that the response will be processed on receipt.<text:change-end text:change-id="ct517830992"/><text:change-start text:change-id="ct517830800"/> Label end with a non-full CAN frame (though Io code sends those in the middle), if needed a zero-length frame.<text:change-end text:change-id="ct517830800"/><text:change-start text:change-id="ct517462592"/></text:p>
      <text:p text:style-name="Standard">How do multi-frame addressed messages work if the receive buffer is full and the receiver has to discard the frames? There are several possible approaches. The datagram protocol and stream protocol demonstrate two approaches: reject &amp; retransmit, and negotiate a buffer in advance. There are certainly other ways to handle it too.</text:p>
      <text:p text:style-name="Standard">For example, the SNII protocol sends a short message and gets back a lot of data. The SNII reply uses the start-end bits so that the individual CAN frames become one long message. The node that initiates the SNII exchange _knows_ that a reply is coming back, _knows_ the max size of that, so should make sure that it has the buffer available (or can handle it some other way) when the large message comes back.</text:p>
      <text:p text:style-name="Standard">A CAN node may only send higher priority frames while in the middle of sending <text:span text:style-name="T7">the</text:span> frames that make up a long message. <text:s/>It may not send messages with the same or lower priority.</text:p>
      <text:p text:style-name="Standard">Need a few words about gateways: Buffer management is an issue (though not that big an issue, since a CAN link can only provide 8kB/s of data in any case) Nodes should send only one fragmented message at a time to reduce buffer use (though separate nodes can clearly interleave). This situation is greatly simplified because the gateway is assembling onto single messages on the non-CAN side, and only receiving single messages (no need to assemble them from pieces), so the buffer management can be handled separately on <text:span text:style-name="T7">the</text:span> two sides.</text:p>
      <text:p text:style-name="Standard"><text:change-end text:change-id="ct517462592"/><text:change-start text:change-id="ct517725712"/>Expansion: PIP example. <text:s/>CAN-based code looks at 1<text:span text:style-name="T18">st</text:span> frame. <text:s/>To allow expansion, has to <text:span text:style-name="T15">already</text:span> look at first frame, reject/ignore if later frame<text:change-end text:change-id="ct517725712"/><text:change-start text:change-id="ct517725440"/>.</text:p>
      <text:p text:style-name="Standard">The idea of idempotent messages and replies, which simplifies protocols that can reject a message due to buffer full. <text:s/>(Just resend it, no book-keeping needed)<text:change-end text:change-id="ct517725440"/><text:change-start text:change-id="ct517457728"/></text:p>
      <text:p text:style-name="Standard">Nodes shall not send short (less than <text:change-end text:change-id="ct517457728"/><text:change-start text:change-id="ct517457824"/>8 byte content) frames without the “last” bit active.</text:p>
      <text:p text:style-name="Standard"><text:span text:style-name="T7">Because</text:span> most frames are “only”, to simplify reading the MTI bytes, we've defined the first and last bits as active-0.</text:p>
      <text:p text:style-name="Standard">How to handle expansion? E<text:change-end text:change-id="ct517457824"/><text:change-start text:change-id="ct517488288"/>.g. what must nodes check? <text:s/>Reject if final not active, but that isn't expandable. Consider:</text:p>
      <text:list xml:id="list2325427293728394709" text:style-name="L23">
        <text:list-item>
          <text:p text:style-name="P53">first, last, expected content <text:change-end text:change-id="ct517488288"/><text:change-start text:change-id="ct517488384"/>–<text:change-end text:change-id="ct517488384"/><text:change-start text:change-id="ct172079280"/> handle as expected</text:p>
        </text:list-item>
      </text:list>
      <text:p text:style-name="Standard">Future expansion within the 1<text:span text:style-name="T18">st</text:span> frame, something already envisioned:</text:p>
      <text:list xml:id="list1739274481" text:continue-numbering="true" text:style-name="L23">
        <text:list-item>
          <text:p text:style-name="P53">first, last, expected content + more in frame <text:change-end text:change-id="ct172079280"/><text:change-start text:change-id="ct517822336"/>–<text:change-end text:change-id="ct517822336"/><text:change-start text:change-id="ct512765520"/> handle original content as expected</text:p>
        </text:list-item>
      </text:list>
      <text:p text:style-name="Standard">Future expansion to larger message via additional frames:</text:p>
      <text:list xml:id="list879215169" text:continue-numbering="true" text:style-name="L23">
        <text:list-item>
          <text:p text:style-name="P53"><text:soft-page-break/>first, not last, expected content + more in frame <text:change-end text:change-id="ct512765520"/><text:change-start text:change-id="ct512765312"/>–<text:change-end text:change-id="ct512765312"/><text:change-start text:change-id="ct517681408"/> handle content</text:p>
        </text:list-item>
        <text:list-item>
          <text:p text:style-name="P53">not first, not last <text:change-end text:change-id="ct517681408"/><text:change-start text:change-id="ct517822720"/>–<text:change-end text:change-id="ct517822720"/><text:change-start text:change-id="ct517626320"/> more content, you've already replied, ignore</text:p>
        </text:list-item>
        <text:list-item>
          <text:p text:style-name="P53">not first, last <text:change-end text:change-id="ct517626320"/><text:change-start text:change-id="ct517827264"/>–<text:change-end text:change-id="ct517827264"/><text:change-start text:change-id="ct517626448"/> end of more content, you've already replied, ignore</text:p>
        </text:list-item>
      </text:list>
      <text:p text:style-name="Standard">This works, but the reply or response (if any) goes back before the full set of frames has come in on the wire. Nodes must be able to handle that. </text:p>
      <text:p text:style-name="Standard">(What we're trying to avoid here is nodes being required to have a buffer large enough to hold any possible <text:span text:style-name="T15">future</text:span><text:change-end text:change-id="ct517626448"/><text:change-start text:change-id="ct517681872"/> expansion of the message size<text:change-end text:change-id="ct517681872"/><text:change-start text:change-id="ct517827456"/>, because that's a burden of the future on nodes now. Fixing a max size is only a partial answer to this)<text:change-end text:change-id="ct517827456"/><text:change-start text:change-id="ct483680288"/></text:p>
      <text:p text:style-name="Standard">An alternate expansion is to just save the original info in a buffer that only holds that original number of bytes, and then execute it when the final bit is received. <text:s/>To enable this, we require that any node send the frames of a single message consecutively, to prevent needing buffers for multiple simultaneous messages. <text:s/>That can still happen with multiple nodes sending. <text:s/>(<text:span text:style-name="T7">In theory, CAN arbitration &amp; the message structure would make it more likely that only one node would send the consecutive frames, as they all have the same header; but a higher priority message from another node can start in the middle of transmission, and we can't require than node implementations be fast enough to send bit-sequential messages)</text:span></text:p>
      <text:p text:style-name="P12">Gateways need to accumulate frames into single messages. <text:s/>They might need a large amount of buffering for this, in the limit one message buffer per CAN node being served (e.g. up to 50 or N*50 with electrical repeaters). <text:s/></text:p>
      <text:p text:style-name="P12">Does there need to be a permanent restriction on the max size of a message to reduce the size of needed <text:s/>buffers and to prevent stalling of e.g. CAN segments? <text:s/>Same size as datagram, which already has the issue? <text:s/>Note that SNII is now described as up to a total of 253 data bytes. (SNII could also send its reply as two smaller messages) Fifty buffers of 256 bytes is only 13kB, not so much. We've imagined that gateways may be sold as “serving up to N nodes”, in case people want to do advanced things like mixing repeaters, bridges and gateways. Somebody just needs to make a gateway that goes to 20*50...</text:p>
      <text:p text:style-name="P12">PIP request example:</text:p>
      <text:p text:style-name="P12">The combination of a Start bit and Stop bit is the entire message. If those are in two separate frames, you should still only receive one reply. But that reply can be to the frame with the start bit. <text:s/>There's no requirement that a node receive the entire message before replying. </text:p>
      <text:p text:style-name="P12">PIP request, where there's no real data, is a good example of this. <text:s/>PIP may be extended to have (optional) data later on, so nodes should be able to receive-and-ignore extra data. <text:s/>But there's no reason for a current node to allocate a (big?) buffer to handle that assembly of PIP frames for future expansion. <text:s/>Instead, they can just process what they receive when they've received enough of it (e.g. the 1st frame in this case), and just know to skip the rest. So the Olcb* implementation does just that: Reply to frame with start bit set, whether or not stop bit set; ignore PIP frames without start bit set.</text:p>
      <text:h text:style-name="Heading_20_3" text:outline-level="3"><text:change-end text:change-id="ct483680288"/><text:change-start text:change-id="ct484144816"/>Long global messages</text:h>
      <text:p text:style-name="Standard"><text:change-end text:change-id="ct484144816"/><text:change-start text:change-id="ct541816624"/>OpenLCB-CAN does not support global messages with data content longer than eight bytes. <text:s/>This section is a discussion of the reasoning behind that, and some of <text:span text:style-name="T7">the</text:span> ways that the restriction could be relaxed.</text:p>
      <text:p text:style-name="Standard">There are two problems: <text:s/>Bits for coding start/end, and buffer management. <text:s/>The bits are just a matter of deciding to use MTI space. <text:s/>Buffer management is harder.</text:p>
      <text:p text:style-name="Standard">In general, use of long global messages would require unbounded buffer space in the receiving nodes. OpenLCB is a distributed, peer-to-peer system where an arbitrary number of nodes may chose to invoke a specific function at any given time. <text:s/>The huge layout case may involve hundreds of nodes doing the same thing on an sensible time scale. If that involves long-global messages, their sequences of CAN frames may be intermixed on the CAN bus.</text:p>
      <text:list xml:id="list3885077513457979091" text:style-name="L24">
        <text:list-item>
          <text:p text:style-name="P54">Gateways that move the long-global message onto the CAN bus can be required to send one message entirely before starting another, but that doesn't help with priority-driven mixing of messages from nodes directly on the CAN bus segment.</text:p>
        </text:list-item>
        <text:list-item>
          <text:p text:style-name="P54">One could restrict the design so that only one specific node on a layout can use a long-global message, but that raises a number of complexities that don't currently seem worth it just to get long-global messages.</text:p>
        </text:list-item>
        <text:list-item>
          <text:p text:style-name="P54">Specifying the maximum length of the long-global message helps reduce the size of the needed buffers, though not their number. <text:s/>This could be specified either absolutely (for all messages, useful for gateways that might not understand the content of the message) or for a specific long-global MTI (so that implementing end nodes can reserve the minimum size necessary). </text:p>
        </text:list-item>
        <text:list-item>
          <text:p text:style-name="P54">Rejecting messages that arrive without local buffer space makes the original global operation complicated because either an addressed or global retry of the operation is likely to be complex and error prone. <text:s/></text:p>
        </text:list-item>
      </text:list>
      <text:p text:style-name="Standard">There are also good alternatives:</text:p>
      <text:list xml:id="list3193596365915859067" text:style-name="L25">
        <text:list-item>
          <text:p text:style-name="P55">Manually send <text:span text:style-name="T7">the</text:span> large message as smaller ones, defined in the specific protocol being implemented. <text:s/>This is ugly, because it moves a CAN limitation out into the larger OpenLCB, but it does the job for now.</text:p>
        </text:list-item>
        <text:list-item>
          <text:p text:style-name="P55"><text:soft-page-break/>Use a short global to get a reasonable-size list of relevant nodes, which are then send addressed messages. <text:s/>This generates more on-segment traffic because it doesn't use the multi-point nature of global messages, but makes buffer management (including retries) straight-forward.</text:p>
        </text:list-item>
      </text:list>
      <text:p text:style-name="Standard">Still, if the decision was made to provide long globals, it could be done. <text:s/>For buffer management, you'd allow a node to reject the global message <text:span text:style-name="T7">with a</text:span> temporary error code. <text:s/>That carries the Node ID of the rejecting node (as an alias on CAN), so that originator of the request can resend the <text:span text:style-name="T7">same</text:span> request as an addressed message to the rejecting node(s). Retries by resending the global request should be forbidden, because they are likely to not converge as some other node runs short of buffers. The higher-level protocol that uses this should, if possible, cue the node to expect the global so that it <text:span text:style-name="T7">can</text:span> reserve buffer space. <text:s/>Etc.</text:p>
      <text:p text:style-name="Standard">To find the space for the start/end flags, there are several options.<text:change-end text:change-id="ct541816624"/><text:change-start text:change-id="ct541744256"/> <text:change-end text:change-id="ct541744256"/><text:change-start text:change-id="ct53669504"/>Global messages (destination present bit reset) with the Event ID present bit reset have the two modifier bits available as start-end flags. (The Simple bit might also be involved in this)</text:p>
      <text:list xml:id="list4480848966126947971" text:style-name="L26">
        <text:list-item>
          <text:p text:style-name="P56">Excluding the <text:change-end text:change-id="ct53669504"/><text:change-start text:change-id="ct484153408"/>MTIs with the 'Event ID present' bit set is a tradeoff. <text:s/>By doing this, the high-volume messages used to identify producers and consumers of events can fit in a single frame. <text:s/>We could fix this by (for the 2<text:span text:style-name="T18">nd</text:span> time) redefining the MTIs for those messages to use high<text:change-end text:change-id="ct484153408"/><text:change-start text:change-id="ct484100912"/>er bits <text:span text:style-name="T7">in the</text:span> MTI. Or leave it like it is.</text:p>
        </text:list-item>
        <text:list-item>
          <text:p text:style-name="P56">Dedicating those two bits (for global messages types without event IDs) takes away some MTI space for those specific types. <text:s/><text:change-end text:change-id="ct484100912"/><text:change-start text:change-id="ct493886992"/>That's a tradeoff between future expansion (gateways knowing how to handle MTIs they haven't seen yet) and number of available MTIs. <text:s/>For example, the Identify Events request is unlikely to ever grow to more than one frame. <text:s/>Having those two bits in the MTI be occupied anyway red<text:change-end text:change-id="ct493886992"/><text:change-start text:change-id="ct493886592"/>uces the total number of possible MTIs. <text:s/>But it does allow the addition of longer-than 8 bytes global messages that can pass through current-production gateways.</text:p>
        </text:list-item>
      </text:list>
      <text:p text:style-name="Standard">Another approach would be to defin<text:change-end text:change-id="ct493886592"/><text:change-start text:change-id="ct541697824"/>e specific MTIs for start/middle/end of long messages. <text:s/>But this is problematic for those messages once off the CAN bus, and if the bits for this are not specifically allocated (e.g. like this proposal), it makes automatic disassembly and assembly of messages to frames in gateways much ha<text:change-end text:change-id="ct541697824"/><text:change-start text:change-id="ct541524800"/>rder. And it's a complete mess if e.g. another transport comes along that has a 14 byte limit. </text:p>
      <text:p text:style-name="Standard"><text:change-end text:change-id="ct541524800"/><text:change-start text:change-id="ct494523056"/></text:p>
      <text:p text:style-name="P1"><text:change-end text:change-id="ct494523056"/><text:change text:change-id="ct4945231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7"><text:s/>1 Introduction<text:tab/>1</text:p>
          <text:p text:style-name="P27"><text:s/>2 Annotations to the Specification<text:tab/>1</text:p>
          <text:p text:style-name="P23"><text:s/>2.1 Introduction<text:tab/>1</text:p>
          <text:p text:style-name="P23"><text:s/>2.2 Intended Use<text:tab/>1</text:p>
          <text:p text:style-name="P23"><text:s/>2.3 References and Context<text:tab/>2</text:p>
          <text:p text:style-name="P23"><text:s/>2.4 Message Format<text:tab/>2</text:p>
          <text:p text:style-name="P24"><text:s/>2.4.1 Message Type Indicators<text:tab/>2</text:p>
          <text:p text:style-name="P26"><text:s/>2.4.1.1 CAN MTI Considerations<text:tab/>5</text:p>
          <text:p text:style-name="P25"><text:s/>2.4.1.1.1 Addressed and Global CAN MTIs<text:tab/>6</text:p>
          <text:p text:style-name="P25"><text:s/>2.4.1.1.2 Datagram and Stream frame format<text:tab/>7</text:p>
          <text:p text:style-name="P25"><text:s/>2.4.1.1.3 CAN Notes<text:tab/>8</text:p>
          <text:p text:style-name="P24"><text:s/>2.4.2 Message Content<text:tab/>8</text:p>
          <text:p text:style-name="P23"><text:s/>2.5 States<text:tab/>8</text:p>
          <text:p text:style-name="P23"><text:s/>2.6 Definition of Specific Messages<text:tab/>9</text:p>
          <text:p text:style-name="P24"><text:s/>2.6.1 Initialization Complete<text:tab/>9</text:p>
          <text:p text:style-name="P24"><text:s/>2.6.2 Verify Node ID<text:tab/>9</text:p>
          <text:p text:style-name="P24"><text:s/>2.6.3 Verified Node ID<text:tab/>10</text:p>
          <text:p text:style-name="P24"><text:s/>2.6.4 Optional Interaction Rejected<text:tab/>10</text:p>
          <text:p text:style-name="P24"><text:s/>2.6.5 Terminate Due to Error<text:tab/>11</text:p>
          <text:p text:style-name="P24"><text:s/>2.6.6 Protocol Support Inquiry<text:tab/>11</text:p>
          <text:p text:style-name="P24"><text:s/>2.6.7 Protocol Support Reply<text:tab/>12</text:p>
          <text:p text:style-name="P23"><text:s/>2.7 Interactions<text:tab/>13</text:p>
          <text:p text:style-name="P24"><text:s/>2.7.1 Node Initialization<text:tab/>13</text:p>
          <text:p text:style-name="P24"><text:s/>2.7.2 Node ID Detection<text:tab/>13</text:p>
          <text:p text:style-name="P26"><text:s/>2.7.2.1 Example: Node obtaining local alias from full node ID<text:tab/>14</text:p>
          <text:p text:style-name="P26"><text:s/>2.7.2.2 Example: Finding a full node ID from a local alias<text:tab/>14</text:p>
          <text:p text:style-name="P26"><text:s/>2.7.2.3 Example: Finding all nodes<text:tab/>14</text:p>
          <text:p text:style-name="P26"><text:s/>2.7.2.4 Example: Confirming that a specific node can still be reached<text:tab/>14</text:p>
          <text:p text:style-name="P24"><text:s/>2.7.3 Error Handling<text:tab/>14</text:p>
          <text:p text:style-name="P26"><text:s/>2.7.3.1 Reject Addressed Optional Interaction<text:tab/>14</text:p>
          <text:p text:style-name="P26"><text:s/>2.7.3.2 Reject Unaddressed Optional Interaction<text:tab/>15</text:p>
          <text:p text:style-name="P26"><text:s/>2.7.3.3 Reject Addressed Standard Interaction Due to Error<text:tab/>15</text:p>
          <text:p text:style-name="P24"><text:s/>2.7.4 Duplicate Node ID Discovery<text:tab/>16</text:p>
          <text:p text:style-name="P24"><text:s/>2.7.5 Supported Protocol Inquiry and Response<text:tab/>16</text:p>
          <text:p text:style-name="P23"><text:s/>2.8 Delays and Timeouts<text:tab/>18</text:p>
          <text:p text:style-name="P27"><text:s/>3 Simple Node Protocol Subset<text:tab/>18</text:p>
          <text:p text:style-name="P23"><text:s/>3.1 Protocol Description<text:tab/>19</text:p>
          <text:p text:style-name="P24"><text:s/>3.1.1 Messages Transmitted<text:tab/>19</text:p>
          <text:p text:style-name="P24"><text:s/>3.1.2 Messages Received<text:tab/>19</text:p>
          <text:p text:style-name="P24"><text:s/>3.1.3 Messages Not Received<text:tab/>19</text:p>
          <text:p text:style-name="P27"><text:s/>4 Expansion<text:tab/>20</text:p>
          <text:p text:style-name="P23"><text:s/>4.1 Longer MTIs<text:tab/>20</text:p>
          <text:p text:style-name="P23"><text:s/>4.2 Longer Messages<text:tab/>20</text:p>
          <text:p text:style-name="P24"><text:s/>4.2.1 Long global messages<text:tab/>22</text:p>
        </text:index-body>
      </text:table-of-content>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8pt" fo:font-weight="normal" style:font-size-asian="8pt" style:font-weight-asian="normal" style:font-size-complex="8pt" style:font-weight-complex="normal"/>
    </style:style>
    <style:style style:name="MT5" style:family="text">
      <style:text-properties fo:font-size="10pt" style:font-size-asian="10pt" style:font-size-complex="10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xml:id="ct295162032" text:id="ct295162032">
            <text:deletion>
              <office:change-info>
                <dc:creator>Bob Jacobsen</dc:creator>
                <dc:date>2010-10-08T17:22:00</dc:date>
              </office:change-info>
              <text:p text:style-name="MP1">NMRA Technical Note (number)</text:p>
            </text:deletion>
          </text:changed-region>
          <text:changed-region xml:id="ct295301584" text:id="ct295301584">
            <text:insertion>
              <office:change-info>
                <dc:creator>Bob Jacobsen</dc:creator>
                <dc:date>2010-10-08T17:22:00</dc:date>
              </office:change-info>
            </text:insertion>
          </text:changed-region>
        </text:tracked-changes>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295162032"/><text:change-start text:change-id="ct295301584"/>OpenLCB Message Network Working Note<text:change-end text:change-id="ct295301584"/></text:p>
      </style:header>
      <style:footer>
        <text:tracked-changes>
          <text:changed-region xml:id="ct295301712" text:id="ct295301712">
            <text:deletion>
              <office:change-info>
                <dc:creator>Bob Jacobsen</dc:creator>
                <dc:date>2010-10-08T17:23:00</dc:date>
              </office:change-info>
              <text:p text:style-name="Footer"><text:span text:style-name="MT2">Title</text:span><text:span text:style-name="MT3"><text:tab/></text:span></text:p>
            </text:deletion>
          </text:changed-region>
          <text:changed-region xml:id="ct295413504" text:id="ct295413504">
            <text:insertion>
              <office:change-info>
                <dc:creator>Bob Jacobsen</dc:creator>
                <dc:date>2011-07-23T20:10:00</dc:date>
              </office:change-info>
            </text:insertion>
          </text:changed-region>
          <text:changed-region xml:id="ct541815152" text:id="ct541815152">
            <text:format-change>
              <office:change-info>
                <dc:creator>Bob Jacobsen</dc:creator>
                <dc:date>2012-06-15T21:24:00</dc:date>
              </office:change-info>
            </text:format-change>
          </text:changed-region>
        </text:tracked-changes>
        <text:p text:style-name="Footer"><text:change text:change-id="ct295301712"/><text:change-start text:change-id="ct295413504"/><text:span text:style-name="Page_20_Number"><text:span text:style-name="MT4">Copyright 2011, 2012. All rights reserved. See </text:span></text:span><text:a xlink:type="simple" xlink:href="http://openlcb.org/Licensing.html"><text:span text:style-name="Page_20_Number"><text:span text:style-name="MT4">http://openlcb.org/Licensing.html</text:span></text:span></text:a><text:span text:style-name="Page_20_Number"><text:span text:style-name="MT4"> for license terms.</text:span></text:span><text:change-end text:change-id="ct295413504"/><text:change-start text:change-id="ct541815152"/><text:span text:style-name="MT4"><text:tab/>Page </text:span><text:span text:style-name="Page_20_Number"><text:span text:style-name="MT4"><text:page-number text:select-page="current">21</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116" text:date-value="2012-11-18T23:55:35.99">11/18/2012</text:date></text:span></text:span><text:change-end text:change-id="ct541815152"/></text:p>
      </style:footer>
    </style:master-page>
    <style:master-page style:name="First_20_Page" style:display-name="First Page" style:page-layout-name="Mpm2" style:next-style-name="Standard">
      <style:header>
        <text:tracked-changes>
          <text:changed-region xml:id="ct295376704" text:id="ct295376704">
            <text:deletion>
              <office:change-info>
                <dc:creator>Bob Jacobsen</dc:creator>
                <dc:date>2010-10-07T21:46:00</dc:date>
              </office:change-info>
              <text:p text:style-name="MP6"><text:span text:style-name="MT5">NMRA TECHNICAL NOTES</text:span></text:p>
            </text:deletion>
          </text:changed-region>
          <text:changed-region xml:id="ct295388000" text:id="ct295388000">
            <text:insertion>
              <office:change-info>
                <dc:creator>Bob Jacobsen</dc:creator>
                <dc:date>2010-10-08T17:19:00</dc:date>
              </office:change-info>
            </text:insertion>
          </text:changed-region>
          <text:changed-region xml:id="ct295388096" text:id="ct295388096">
            <text:insertion>
              <office:change-info>
                <dc:creator>Bob Jacobsen</dc:creator>
                <dc:date>2012-06-27T08:19:00</dc:date>
              </office:change-info>
            </text:insertion>
          </text:changed-region>
          <text:changed-region xml:id="ct295363824" text:id="ct295363824">
            <text:insertion>
              <office:change-info>
                <dc:creator>Bob Jacobsen</dc:creator>
                <dc:date>2010-10-08T18:28:00</dc:date>
              </office:change-info>
            </text:insertion>
          </text:changed-region>
          <text:changed-region xml:id="ct295365808" text:id="ct295365808">
            <text:deletion>
              <office:change-info>
                <dc:creator>Bob Jacobsen</dc:creator>
                <dc:date>2010-10-08T18:28:00</dc:date>
              </office:change-info>
              <text:p text:style-name="MP6">(title)</text:p>
            </text:deletion>
          </text:changed-region>
          <text:changed-region xml:id="ct295397616" text:id="ct295397616">
            <text:insertion>
              <office:change-info>
                <dc:creator>Bob Jacobsen</dc:creator>
                <dc:date>2010-10-08T18:28:00</dc:date>
              </office:change-info>
            </text:insertion>
          </text:changed-region>
          <text:changed-region xml:id="ct295117184" text:id="ct295117184">
            <text:deletion>
              <office:change-info>
                <dc:creator>Bob Jacobsen</dc:creator>
                <dc:date>2010-10-08T17:19:00</dc:date>
              </office:change-info>
              <text:p text:style-name="MP6">(date)</text:p>
            </text:deletion>
          </text:changed-region>
          <text:changed-region xml:id="ct295117360" text:id="ct295117360">
            <text:insertion>
              <office:change-info>
                <dc:creator>Bob Jacobsen</dc:creator>
                <dc:date>2010-10-14T08:43:00</dc:date>
              </office:change-info>
            </text:insertion>
          </text:changed-region>
          <text:changed-region xml:id="ct295208128" text:id="ct295208128">
            <text:deletion>
              <office:change-info>
                <dc:creator>Bob Jacobsen</dc:creator>
                <dc:date>2010-10-07T21:47:00</dc:date>
              </office:change-info>
              <text:p text:style-name="MP6">(number)</text:p>
            </text:deletion>
          </text:changed-region>
          <text:changed-region xml:id="ct295087984" text:id="ct295087984">
            <text:insertion>
              <office:change-info>
                <dc:creator>Bob Jacobsen</dc:creator>
                <dc:date>2010-10-10T12:14:00</dc:date>
              </office:change-info>
            </text:insertion>
          </text:changed-region>
        </text:tracked-changes>
        <text:p text:style-name="MP4"><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text:change text:change-id="ct295376704"/><text:change-start text:change-id="ct295388000"/>OpenLCB <text:change-end text:change-id="ct295388000"/><text:change-start text:change-id="ct295388096"/>Working<text:change-end text:change-id="ct295388096"/><text:change-start text:change-id="ct295363824"/> Note<text:change-end text:change-id="ct295363824"/></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text:change text:change-id="ct295365808"/><text:change-start text:change-id="ct295397616"/>OpenLCB Message Network<text:change-end text:change-id="ct295397616"/></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change text:change-id="ct295117184"/><text:change-start text:change-id="ct295117360"/><text:date style:data-style-name="N75" text:date-value="2012-11-18T23:55:35.99">Nov 18, 2012</text:date><text:change-end text:change-id="ct295117360"/></text:p>
            </table:table-cell>
            <table:table-cell table:style-name="Table1.C1" office:value-type="string">
              <text:p text:style-name="MP6"><text:change text:change-id="ct295208128"/><text:change-start text:change-id="ct295087984"/>Preliminary<text:change-end text:change-id="ct295087984"/></text:p>
            </table:table-cell>
          </table:table-row>
        </table:table>
        <text:p text:style-name="Header"/>
      </style:header>
      <style:footer>
        <text:tracked-changes>
          <text:changed-region xml:id="ct295262032" text:id="ct295262032">
            <text:deletion>
              <office:change-info>
                <dc:creator>Bob Jacobsen</dc:creator>
                <dc:date>2011-07-23T20:10:00</dc:date>
              </office:change-info>
              <text:p text:style-name="MP7"><text:span text:style-name="MT6">Copyright 20</text:span></text:p>
            </text:deletion>
          </text:changed-region>
          <text:changed-region xml:id="ct295365712" text:id="ct295365712">
            <text:deletion>
              <office:change-info>
                <dc:creator>Bob Jacobsen</dc:creator>
                <dc:date>2010-10-07T21:47:00</dc:date>
              </office:change-info>
              <text:p text:style-name="MP7"><text:span text:style-name="MT6">90</text:span></text:p>
            </text:deletion>
          </text:changed-region>
          <text:changed-region xml:id="ct295382816" text:id="ct295382816">
            <text:deletion>
              <office:change-info>
                <dc:creator>Bob Jacobsen</dc:creator>
                <dc:date>2011-07-23T20:10:00</dc:date>
              </office:change-info>
              <text:p text:style-name="MP7"><text:span text:style-name="MT6">, by J. Day, D. Harris, B. Jacobsen, </text:span></text:p>
            </text:deletion>
          </text:changed-region>
          <text:changed-region xml:id="ct295365616" text:id="ct295365616">
            <text:deletion>
              <office:change-info>
                <dc:creator>Bob Jacobsen</dc:creator>
                <dc:date>2010-10-08T17:21:00</dc:date>
              </office:change-info>
              <text:p text:style-name="MP7"><text:span text:style-name="MT6">A. Robinson, </text:span></text:p>
            </text:deletion>
          </text:changed-region>
          <text:changed-region xml:id="ct295365504" text:id="ct295365504">
            <text:deletion>
              <office:change-info>
                <dc:creator>Bob Jacobsen</dc:creator>
                <dc:date>2011-07-23T20:10:00</dc:date>
              </office:change-info>
              <text:p text:style-name="MP7"><text:span text:style-name="MT6">and A. Shepherd</text:span></text:p>
            </text:deletion>
          </text:changed-region>
          <text:changed-region xml:id="ct295081584" text:id="ct295081584">
            <text:insertion>
              <office:change-info>
                <dc:creator>Bob Jacobsen</dc:creator>
                <dc:date>2011-07-23T20:10:00</dc:date>
              </office:change-info>
            </text:insertion>
          </text:changed-region>
        </text:tracked-changes>
        <text:p text:style-name="MP7"><text:change text:change-id="ct295262032"/><text:change text:change-id="ct295365712"/><text:change text:change-id="ct295382816"/><text:change text:change-id="ct295365616"/><text:change text:change-id="ct295365504"/><text:change-start text:change-id="ct295081584"/><text:span text:style-name="Page_20_Number"><text:span text:style-name="MT3">Copyright 2011, 2012. All rights reserved. See </text:span></text:span><text:a xlink:type="simple" xlink:href="http://openlcb.org/Licensing.html"><text:span text:style-name="Page_20_Number"><text:span text:style-name="MT3">http://openlcb.org/Licensing.html</text:span></text:span></text:a><text:span text:style-name="Page_20_Number"><text:span text:style-name="MT3"> for license terms.</text:span></text:span><text:change-end text:change-id="ct295081584"/><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25</text:page-count></text:span></text:span><text:span text:style-name="Page_20_Number"><text:span text:style-name="MT7"> - </text:span></text:span><text:span text:style-name="Page_20_Number"><text:span text:style-name="MT7"><text:date style:data-style-name="N116" text:date-value="2012-11-18T23:55:35.99">11/18/2012</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Message Network Technical Note</dc:title>
    <meta:initial-creator>Alex Shepherd</meta:initial-creator>
    <meta:creation-date>2009-01-22T07:11:27</meta:creation-date>
    <meta:editing-cycles>180</meta:editing-cycles>
    <meta:editing-duration>P2DT2H8M37S</meta:editing-duration>
    <meta:generator>OpenOffice.org/3.4.1$Unix OpenOffice.org_project/341m1$Build-9593</meta:generator>
    <dc:date>2012-11-18T23:55:36</dc:date>
    <dc:creator>Bob Jacobsen</dc:creator>
    <meta:keyword>OpenLCB-CAN Message Network</meta:keyword>
    <meta:document-statistic meta:table-count="13" meta:image-count="1" meta:object-count="0" meta:page-count="25" meta:paragraph-count="623" meta:word-count="9573" meta:character-count="56284"/>
    <meta:user-defined meta:name="Info 1"/>
    <meta:user-defined meta:name="Info 2"/>
    <meta:user-defined meta:name="Info 3"/>
    <meta:user-defined meta:name="Info 4"/>
  </office:meta>
</office:document-meta>
</file>